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al Cyr" svg:font-family="'Arial Cyr'"/>
    <style:font-face style:name="OfficinaSansCTT" svg:font-family="OfficinaSansCTT"/>
    <style:font-face style:name="Tahoma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5.3pt"/>
    </style:style>
    <style:style style:name="co5" style:family="table-column">
      <style:table-column-properties fo:break-before="auto" style:column-width="234.14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132.24pt"/>
    </style:style>
    <style:style style:name="co8" style:family="table-column">
      <style:table-column-properties fo:break-before="auto" style:column-width="214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ahoma" fo:font-size="7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ahoma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ahom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4c4c4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0.74pt solid #4c4c4c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fficinaSansCTT" fo:font-size="10pt" fo:font-style="italic" fo:text-shadow="none" style:text-underline-style="none" fo:font-weight="bold" style:font-size-asian="10pt" style:font-style-asian="italic" style:font-weight-asian="bold" style:font-name-complex="OfficinaSansCTT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fficinaSansCTT" fo:font-size="10pt" fo:font-style="italic" fo:text-shadow="none" style:text-underline-style="none" fo:font-weight="bold" style:font-size-asian="10pt" style:font-style-asian="italic" style:font-weight-asian="bold" style:font-name-complex="OfficinaSansCTT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0.74pt solid #4c4c4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OfficinaSansCTT" fo:font-size="9pt" fo:font-style="italic" fo:text-shadow="none" style:text-underline-style="none" fo:font-weight="bold" style:font-size-asian="9pt" style:font-style-asian="italic" style:font-weight-asian="bold" style:font-name-complex="OfficinaSansCTT" style:font-size-complex="9pt" style:font-style-complex="italic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9" style:family="table-cell" style:parent-style-name="Обычный_5f_Лист1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0.74pt solid #4c4c4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Обычный_5f_Лист1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Обычный_5f_Лист1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0.74pt solid #4c4c4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Обычный_5f_Лист1">
      <style:table-cell-properties style:glyph-orientation-vertical="0" fo:border-bottom="none" style:diagonal-bl-tr="none" style:diagonal-tl-br="none" style:text-align-source="fix" style:repeat-content="false" fo:wrap-option="wrap" fo:border-left="0.74pt solid #4c4c4c" style:direction="ltr" fo:padding="2.01pt" fo:border-right="0.74pt solid #4c4c4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Обычный_5f_Лист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0.74pt solid #4c4c4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Обычный_5f_Лист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4c4c4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style:use-window-font-color="true" style:font-name="Times New Roman" fo:font-size="9pt" fo:font-weight="bold" style:text-underline-style="none" style:text-underline-color="font-color" style:text-line-through-type="none" fo:font-style="normal" style:text-outline="false" fo:text-shadow="none" style:text-position="33% 58%" style:font-name-complex="Times New Roman" style:font-size-asian="9pt" style:font-size-complex="9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3" table:number-columns-repeated="2" table:default-cell-style-name="ce5"/>
        <table:table-column table:style-name="co3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Валовой внутренний продукт</text:p>
          </table:table-cell>
          <table:table-cell office:value-type="string" calcext:value-type="string">
            <text:p>Расходы</text:p>
          </table:table-cell>
          <table:table-cell office:value-type="string" calcext:value-type="string">
            <text:p>Сбержения</text:p>
          </table:table-cell>
          <table:table-cell office:value-type="string" calcext:value-type="string">
            <text:p>Среднедушевые денежные доходы населения</text:p>
          </table:table-cell>
          <table:table-cell table:style-name="ce2" office:value-type="string" calcext:value-type="string">
            <text:p>Средняя номинальная заработная плата</text:p>
          </table:table-cell>
          <table:table-cell office:value-type="string" calcext:value-type="string">
            <text:p>Индекс потребительских цен </text:p>
          </table:table-cell>
          <table:table-cell office:value-type="string" calcext:value-type="string">
            <text:p>Индекс потребительских ожиданий;</text:p>
          </table:table-cell>
          <table:table-cell table:number-columns-repeated="13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1995-01-01</text:p>
          </table:table-cell>
          <table:table-cell office:value-type="float" office:value="235" calcext:value-type="float">
            <text:p>235</text:p>
          </table:table-cell>
          <table:table-cell office:value-type="float" office:value="181.2" calcext:value-type="float">
            <text:p>181.2</text:p>
          </table:table-cell>
          <table:table-cell office:value-type="float" office:value="53.8" calcext:value-type="float">
            <text:p>53.8</text:p>
          </table:table-cell>
          <table:table-cell office:value-type="float" office:value="351.6" calcext:value-type="float">
            <text:p>351.6</text:p>
          </table:table-cell>
          <table:table-cell office:value-type="float" office:value="328.2" calcext:value-type="float">
            <text:p>328.2</text:p>
          </table:table-cell>
          <table:table-cell office:value-type="float" office:value="142.8" calcext:value-type="float">
            <text:p>142.8</text:p>
          </table:table-cell>
          <table:table-cell office:value-type="float" office:value="-61" calcext:value-type="float">
            <text:p>-61</text:p>
          </table:table-cell>
          <table:table-cell table:number-columns-repeated="13"/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1995-04-01</text:p>
          </table:table-cell>
          <table:table-cell office:value-type="float" office:value="324.3" calcext:value-type="float">
            <text:p>324.3</text:p>
          </table:table-cell>
          <table:table-cell office:value-type="float" office:value="233" calcext:value-type="float">
            <text:p>233</text:p>
          </table:table-cell>
          <table:table-cell office:value-type="float" office:value="91.3" calcext:value-type="float">
            <text:p>91.3</text:p>
          </table:table-cell>
          <table:table-cell office:value-type="float" office:value="485.4" calcext:value-type="float">
            <text:p>485.4</text:p>
          </table:table-cell>
          <table:table-cell office:value-type="float" office:value="432.2" calcext:value-type="float">
            <text:p>432.2</text:p>
          </table:table-cell>
          <table:table-cell office:value-type="float" office:value="124.9" calcext:value-type="float">
            <text:p>124.9</text:p>
          </table:table-cell>
          <table:table-cell office:value-type="float" office:value="-54" calcext:value-type="float">
            <text:p>-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5-07-01</text:p>
          </table:table-cell>
          <table:table-cell office:value-type="float" office:value="421.1" calcext:value-type="float">
            <text:p>421.1</text:p>
          </table:table-cell>
          <table:table-cell office:value-type="float" office:value="281.7" calcext:value-type="float">
            <text:p>281.7</text:p>
          </table:table-cell>
          <table:table-cell office:value-type="float" office:value="139.4" calcext:value-type="float">
            <text:p>139.4</text:p>
          </table:table-cell>
          <table:table-cell office:value-type="float" office:value="575.6" calcext:value-type="float">
            <text:p>575.6</text:p>
          </table:table-cell>
          <table:table-cell office:value-type="float" office:value="528.3" calcext:value-type="float">
            <text:p>528.3</text:p>
          </table:table-cell>
          <table:table-cell office:value-type="float" office:value="115.2" calcext:value-type="float">
            <text:p>115.2</text:p>
          </table:table-cell>
          <table:table-cell office:value-type="float" office:value="-51" calcext:value-type="float">
            <text:p>-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5-10-01</text:p>
          </table:table-cell>
          <table:table-cell office:value-type="float" office:value="448.2" calcext:value-type="float">
            <text:p>448.2</text:p>
          </table:table-cell>
          <table:table-cell office:value-type="float" office:value="320.7" calcext:value-type="float">
            <text:p>320.7</text:p>
          </table:table-cell>
          <table:table-cell office:value-type="float" office:value="127.5" calcext:value-type="float">
            <text:p>127.5</text:p>
          </table:table-cell>
          <table:table-cell office:value-type="float" office:value="646.9" calcext:value-type="float">
            <text:p>646.9</text:p>
          </table:table-cell>
          <table:table-cell office:value-type="float" office:value="643.2" calcext:value-type="float">
            <text:p>643.2</text:p>
          </table:table-cell>
          <table:table-cell office:value-type="float" office:value="113" calcext:value-type="float">
            <text:p>113</text:p>
          </table:table-cell>
          <table:table-cell office:value-type="float" office:value="-50" calcext:value-type="float">
            <text:p>-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6-01-01</text:p>
          </table:table-cell>
          <table:table-cell office:value-type="float" office:value="425.3" calcext:value-type="float">
            <text:p>425.3</text:p>
          </table:table-cell>
          <table:table-cell office:value-type="float" office:value="330.4" calcext:value-type="float">
            <text:p>330.4</text:p>
          </table:table-cell>
          <table:table-cell office:value-type="float" office:value="94.9" calcext:value-type="float">
            <text:p>94.9</text:p>
          </table:table-cell>
          <table:table-cell office:value-type="float" office:value="674.9" calcext:value-type="float">
            <text:p>674.9</text:p>
          </table:table-cell>
          <table:table-cell office:value-type="float" office:value="695.3" calcext:value-type="float">
            <text:p>695.3</text:p>
          </table:table-cell>
          <table:table-cell office:value-type="float" office:value="110" calcext:value-type="float">
            <text:p>110</text:p>
          </table:table-cell>
          <table:table-cell office:value-type="float" office:value="-38" calcext:value-type="float">
            <text:p>-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6-04-01</text:p>
          </table:table-cell>
          <table:table-cell office:value-type="float" office:value="468.4" calcext:value-type="float">
            <text:p>468.4</text:p>
          </table:table-cell>
          <table:table-cell office:value-type="float" office:value="349.6" calcext:value-type="float">
            <text:p>349.6</text:p>
          </table:table-cell>
          <table:table-cell office:value-type="float" office:value="118.8" calcext:value-type="float">
            <text:p>118.8</text:p>
          </table:table-cell>
          <table:table-cell office:value-type="float" office:value="743" calcext:value-type="float">
            <text:p>743</text:p>
          </table:table-cell>
          <table:table-cell office:value-type="float" office:value="789.7" calcext:value-type="float">
            <text:p>789.7</text:p>
          </table:table-cell>
          <table:table-cell office:value-type="float" office:value="105.1" calcext:value-type="float">
            <text:p>105.1</text:p>
          </table:table-cell>
          <table:table-cell office:value-type="float" office:value="-60" calcext:value-type="float">
            <text:p>-6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6-07-01</text:p>
          </table:table-cell>
          <table:table-cell office:value-type="float" office:value="548.9" calcext:value-type="float">
            <text:p>548.9</text:p>
          </table:table-cell>
          <table:table-cell office:value-type="float" office:value="364.9" calcext:value-type="float">
            <text:p>364.9</text:p>
          </table:table-cell>
          <table:table-cell office:value-type="float" office:value="184" calcext:value-type="float">
            <text:p>184</text:p>
          </table:table-cell>
          <table:table-cell office:value-type="float" office:value="761.5" calcext:value-type="float">
            <text:p>761.5</text:p>
          </table:table-cell>
          <table:table-cell office:value-type="float" office:value="838.3" calcext:value-type="float">
            <text:p>838.3</text:p>
          </table:table-cell>
          <table:table-cell office:value-type="float" office:value="100.8" calcext:value-type="float">
            <text:p>100.8</text:p>
          </table:table-cell>
          <table:table-cell office:value-type="float" office:value="-53" calcext:value-type="float">
            <text:p>-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6-10-01</text:p>
          </table:table-cell>
          <table:table-cell office:value-type="float" office:value="565.2" calcext:value-type="float">
            <text:p>565.2</text:p>
          </table:table-cell>
          <table:table-cell office:value-type="float" office:value="391" calcext:value-type="float">
            <text:p>391</text:p>
          </table:table-cell>
          <table:table-cell office:value-type="float" office:value="174.2" calcext:value-type="float">
            <text:p>174.2</text:p>
          </table:table-cell>
          <table:table-cell office:value-type="float" office:value="880.7" calcext:value-type="float">
            <text:p>880.7</text:p>
          </table:table-cell>
          <table:table-cell office:value-type="float" office:value="903.8" calcext:value-type="float">
            <text:p>903.8</text:p>
          </table:table-cell>
          <table:table-cell office:value-type="float" office:value="104.6" calcext:value-type="float">
            <text:p>104.6</text:p>
          </table:table-cell>
          <table:table-cell office:value-type="float" office:value="-50" calcext:value-type="float">
            <text:p>-5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7-01-01</text:p>
          </table:table-cell>
          <table:table-cell office:value-type="float" office:value="512.4" calcext:value-type="float">
            <text:p>512.4</text:p>
          </table:table-cell>
          <table:table-cell office:value-type="float" office:value="413.3" calcext:value-type="float">
            <text:p>413.3</text:p>
          </table:table-cell>
          <table:table-cell office:value-type="float" office:value="99.1" calcext:value-type="float">
            <text:p>99.1</text:p>
          </table:table-cell>
          <table:table-cell office:value-type="float" office:value="829.4" calcext:value-type="float">
            <text:p>829.4</text:p>
          </table:table-cell>
          <table:table-cell office:value-type="float" office:value="844" calcext:value-type="float">
            <text:p>844</text:p>
          </table:table-cell>
          <table:table-cell office:value-type="float" office:value="105.3" calcext:value-type="float">
            <text:p>105.3</text:p>
          </table:table-cell>
          <table:table-cell office:value-type="float" office:value="-49" calcext:value-type="float">
            <text:p>-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7-04-01</text:p>
          </table:table-cell>
          <table:table-cell office:value-type="float" office:value="555.1" calcext:value-type="float">
            <text:p>555.1</text:p>
          </table:table-cell>
          <table:table-cell office:value-type="float" office:value="426.9" calcext:value-type="float">
            <text:p>426.9</text:p>
          </table:table-cell>
          <table:table-cell office:value-type="float" office:value="128.2" calcext:value-type="float">
            <text:p>128.2</text:p>
          </table:table-cell>
          <table:table-cell office:value-type="float" office:value="929.9" calcext:value-type="float">
            <text:p>929.9</text:p>
          </table:table-cell>
          <table:table-cell office:value-type="float" office:value="941" calcext:value-type="float">
            <text:p>941</text:p>
          </table:table-cell>
          <table:table-cell office:value-type="float" office:value="103" calcext:value-type="float">
            <text:p>103</text:p>
          </table:table-cell>
          <table:table-cell office:value-type="float" office:value="-37" calcext:value-type="float">
            <text:p>-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7-07-01</text:p>
          </table:table-cell>
          <table:table-cell office:value-type="float" office:value="634.2" calcext:value-type="float">
            <text:p>634.2</text:p>
          </table:table-cell>
          <table:table-cell office:value-type="float" office:value="452.3" calcext:value-type="float">
            <text:p>452.3</text:p>
          </table:table-cell>
          <table:table-cell office:value-type="float" office:value="181.9" calcext:value-type="float">
            <text:p>181.9</text:p>
          </table:table-cell>
          <table:table-cell office:value-type="float" office:value="929.5" calcext:value-type="float">
            <text:p>929.5</text:p>
          </table:table-cell>
          <table:table-cell office:value-type="float" office:value="1001" calcext:value-type="float">
            <text:p>1001</text:p>
          </table:table-cell>
          <table:table-cell office:value-type="float" office:value="100.5" calcext:value-type="float">
            <text:p>100.5</text:p>
          </table:table-cell>
          <table:table-cell office:value-type="float" office:value="-59" calcext:value-type="float">
            <text:p>-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7-10-01</text:p>
          </table:table-cell>
          <table:table-cell office:value-type="float" office:value="640.9" calcext:value-type="float">
            <text:p>640.9</text:p>
          </table:table-cell>
          <table:table-cell office:value-type="float" office:value="483.6" calcext:value-type="float">
            <text:p>483.6</text:p>
          </table:table-cell>
          <table:table-cell office:value-type="float" office:value="157.3" calcext:value-type="float">
            <text:p>157.3</text:p>
          </table:table-cell>
          <table:table-cell office:value-type="float" office:value="1042.2" calcext:value-type="float">
            <text:p>1042.2</text:p>
          </table:table-cell>
          <table:table-cell office:value-type="float" office:value="1074" calcext:value-type="float">
            <text:p>1074</text:p>
          </table:table-cell>
          <table:table-cell office:value-type="float" office:value="101.8" calcext:value-type="float">
            <text:p>101.8</text:p>
          </table:table-cell>
          <table:table-cell office:value-type="float" office:value="-52" calcext:value-type="float">
            <text:p>-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8-01-01</text:p>
          </table:table-cell>
          <table:table-cell office:value-type="float" office:value="550.9" calcext:value-type="float">
            <text:p>550.9</text:p>
          </table:table-cell>
          <table:table-cell office:value-type="float" office:value="420.1" calcext:value-type="float">
            <text:p>420.1</text:p>
          </table:table-cell>
          <table:table-cell office:value-type="float" office:value="130.8" calcext:value-type="float">
            <text:p>130.8</text:p>
          </table:table-cell>
          <table:table-cell office:value-type="float" office:value="835.1" calcext:value-type="float">
            <text:p>835.1</text:p>
          </table:table-cell>
          <table:table-cell office:value-type="float" office:value="1010" calcext:value-type="float">
            <text:p>1010</text:p>
          </table:table-cell>
          <table:table-cell office:value-type="float" office:value="103" calcext:value-type="float">
            <text:p>103</text:p>
          </table:table-cell>
          <table:table-cell office:value-type="float" office:value="-49" calcext:value-type="float">
            <text:p>-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8-04-01</text:p>
          </table:table-cell>
          <table:table-cell office:value-type="float" office:value="602.5" calcext:value-type="float">
            <text:p>602.5</text:p>
          </table:table-cell>
          <table:table-cell office:value-type="float" office:value="427" calcext:value-type="float">
            <text:p>427</text:p>
          </table:table-cell>
          <table:table-cell office:value-type="float" office:value="175.5" calcext:value-type="float">
            <text:p>175.5</text:p>
          </table:table-cell>
          <table:table-cell office:value-type="float" office:value="881" calcext:value-type="float">
            <text:p>881</text:p>
          </table:table-cell>
          <table:table-cell office:value-type="float" office:value="1069" calcext:value-type="float">
            <text:p>1069</text:p>
          </table:table-cell>
          <table:table-cell office:value-type="float" office:value="101" calcext:value-type="float">
            <text:p>101</text:p>
          </table:table-cell>
          <table:table-cell office:value-type="float" office:value="-48" calcext:value-type="float">
            <text:p>-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8-07-01</text:p>
          </table:table-cell>
          <table:table-cell office:value-type="float" office:value="675.5" calcext:value-type="float">
            <text:p>675.5</text:p>
          </table:table-cell>
          <table:table-cell office:value-type="float" office:value="503.6" calcext:value-type="float">
            <text:p>503.6</text:p>
          </table:table-cell>
          <table:table-cell office:value-type="float" office:value="171.9" calcext:value-type="float">
            <text:p>171.9</text:p>
          </table:table-cell>
          <table:table-cell office:value-type="float" office:value="932.7" calcext:value-type="float">
            <text:p>932.7</text:p>
          </table:table-cell>
          <table:table-cell office:value-type="float" office:value="1094" calcext:value-type="float">
            <text:p>1094</text:p>
          </table:table-cell>
          <table:table-cell office:value-type="float" office:value="143.8" calcext:value-type="float">
            <text:p>143.8</text:p>
          </table:table-cell>
          <table:table-cell office:value-type="float" office:value="-36" calcext:value-type="float">
            <text:p>-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8-10-01</text:p>
          </table:table-cell>
          <table:table-cell office:value-type="float" office:value="800.8" calcext:value-type="float">
            <text:p>800.8</text:p>
          </table:table-cell>
          <table:table-cell office:value-type="float" office:value="653.1" calcext:value-type="float">
            <text:p>653.1</text:p>
          </table:table-cell>
          <table:table-cell office:value-type="float" office:value="147.7" calcext:value-type="float">
            <text:p>147.7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55" calcext:value-type="float">
            <text:p>1255</text:p>
          </table:table-cell>
          <table:table-cell office:value-type="float" office:value="123.3" calcext:value-type="float">
            <text:p>123.3</text:p>
          </table:table-cell>
          <table:table-cell office:value-type="float" office:value="-58" calcext:value-type="float">
            <text:p>-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9-01-01</text:p>
          </table:table-cell>
          <table:table-cell office:value-type="float" office:value="901.3" calcext:value-type="float">
            <text:p>901.3</text:p>
          </table:table-cell>
          <table:table-cell office:value-type="float" office:value="708" calcext:value-type="float">
            <text:p>708</text:p>
          </table:table-cell>
          <table:table-cell office:value-type="float" office:value="193.3" calcext:value-type="float">
            <text:p>193.3</text:p>
          </table:table-cell>
          <table:table-cell office:value-type="float" office:value="1259.1" calcext:value-type="float">
            <text:p>1259.1</text:p>
          </table:table-cell>
          <table:table-cell office:value-type="float" office:value="1248" calcext:value-type="float">
            <text:p>1248</text:p>
          </table:table-cell>
          <table:table-cell office:value-type="float" office:value="116" calcext:value-type="float">
            <text:p>116</text:p>
          </table:table-cell>
          <table:table-cell office:value-type="float" office:value="-51" calcext:value-type="float">
            <text:p>-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9-04-01</text:p>
          </table:table-cell>
          <table:table-cell office:value-type="float" office:value="1101.5" calcext:value-type="float">
            <text:p>1101.5</text:p>
          </table:table-cell>
          <table:table-cell office:value-type="float" office:value="766.3" calcext:value-type="float">
            <text:p>766.3</text:p>
          </table:table-cell>
          <table:table-cell office:value-type="float" office:value="335.2" calcext:value-type="float">
            <text:p>335.2</text:p>
          </table:table-cell>
          <table:table-cell office:value-type="float" office:value="1514.7" calcext:value-type="float">
            <text:p>1514.7</text:p>
          </table:table-cell>
          <table:table-cell office:value-type="float" office:value="1511" calcext:value-type="float">
            <text:p>1511</text:p>
          </table:table-cell>
          <table:table-cell office:value-type="float" office:value="107.3" calcext:value-type="float">
            <text:p>107.3</text:p>
          </table:table-cell>
          <table:table-cell office:value-type="float" office:value="-48" calcext:value-type="float">
            <text:p>-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9-07-01</text:p>
          </table:table-cell>
          <table:table-cell office:value-type="float" office:value="1373.1" calcext:value-type="float">
            <text:p>1373.1</text:p>
          </table:table-cell>
          <table:table-cell office:value-type="float" office:value="852.5" calcext:value-type="float">
            <text:p>852.5</text:p>
          </table:table-cell>
          <table:table-cell office:value-type="float" office:value="520.6" calcext:value-type="float">
            <text:p>520.6</text:p>
          </table:table-cell>
          <table:table-cell office:value-type="float" office:value="1632.5" calcext:value-type="float">
            <text:p>1632.5</text:p>
          </table:table-cell>
          <table:table-cell office:value-type="float" office:value="1642" calcext:value-type="float">
            <text:p>1642</text:p>
          </table:table-cell>
          <table:table-cell office:value-type="float" office:value="105.6" calcext:value-type="float">
            <text:p>105.6</text:p>
          </table:table-cell>
          <table:table-cell office:value-type="float" office:value="-47" calcext:value-type="float">
            <text:p>-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9-10-01</text:p>
          </table:table-cell>
          <table:table-cell office:value-type="float" office:value="1447.3" calcext:value-type="float">
            <text:p>1447.3</text:p>
          </table:table-cell>
          <table:table-cell office:value-type="float" office:value="958.9" calcext:value-type="float">
            <text:p>958.9</text:p>
          </table:table-cell>
          <table:table-cell office:value-type="float" office:value="488.4" calcext:value-type="float">
            <text:p>488.4</text:p>
          </table:table-cell>
          <table:table-cell office:value-type="float" office:value="2015.6" calcext:value-type="float">
            <text:p>2015.6</text:p>
          </table:table-cell>
          <table:table-cell office:value-type="float" office:value="1927" calcext:value-type="float">
            <text:p>1927</text:p>
          </table:table-cell>
          <table:table-cell office:value-type="float" office:value="104" calcext:value-type="float">
            <text:p>104</text:p>
          </table:table-cell>
          <table:table-cell office:value-type="float" office:value="-35" calcext:value-type="float">
            <text:p>-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0-01-01</text:p>
          </table:table-cell>
          <table:table-cell office:value-type="float" office:value="1527.4" calcext:value-type="float">
            <text:p>1527.4</text:p>
          </table:table-cell>
          <table:table-cell office:value-type="float" office:value="997.7" calcext:value-type="float">
            <text:p>997.7</text:p>
          </table:table-cell>
          <table:table-cell office:value-type="float" office:value="529.7" calcext:value-type="float">
            <text:p>529.7</text:p>
          </table:table-cell>
          <table:table-cell office:value-type="float" office:value="1688.1" calcext:value-type="float">
            <text:p>1688.1</text:p>
          </table:table-cell>
          <table:table-cell office:value-type="float" office:value="1899" calcext:value-type="float">
            <text:p>1899</text:p>
          </table:table-cell>
          <table:table-cell office:value-type="float" office:value="103.9" calcext:value-type="float">
            <text:p>103.9</text:p>
          </table:table-cell>
          <table:table-cell office:value-type="float" office:value="-25" calcext:value-type="float">
            <text:p>-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0-04-01</text:p>
          </table:table-cell>
          <table:table-cell office:value-type="float" office:value="1696.6" calcext:value-type="float">
            <text:p>1696.6</text:p>
          </table:table-cell>
          <table:table-cell office:value-type="float" office:value="1045.1" calcext:value-type="float">
            <text:p>1045.1</text:p>
          </table:table-cell>
          <table:table-cell office:value-type="float" office:value="651.5" calcext:value-type="float">
            <text:p>651.5</text:p>
          </table:table-cell>
          <table:table-cell office:value-type="float" office:value="1970" calcext:value-type="float">
            <text:p>1970</text:p>
          </table:table-cell>
          <table:table-cell office:value-type="float" office:value="2148" calcext:value-type="float">
            <text:p>2148</text:p>
          </table:table-cell>
          <table:table-cell office:value-type="float" office:value="105.4" calcext:value-type="float">
            <text:p>105.4</text:p>
          </table:table-cell>
          <table:table-cell office:value-type="float" office:value="-17" calcext:value-type="float">
            <text:p>-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0-07-01</text:p>
          </table:table-cell>
          <table:table-cell office:value-type="float" office:value="2037.8" calcext:value-type="float">
            <text:p>2037.8</text:p>
          </table:table-cell>
          <table:table-cell office:value-type="float" office:value="1167.3" calcext:value-type="float">
            <text:p>1167.3</text:p>
          </table:table-cell>
          <table:table-cell office:value-type="float" office:value="870.5" calcext:value-type="float">
            <text:p>870.5</text:p>
          </table:table-cell>
          <table:table-cell office:value-type="float" office:value="2152.2" calcext:value-type="float">
            <text:p>2152.2</text:p>
          </table:table-cell>
          <table:table-cell office:value-type="float" office:value="2336" calcext:value-type="float">
            <text:p>2336</text:p>
          </table:table-cell>
          <table:table-cell office:value-type="float" office:value="104.2" calcext:value-type="float">
            <text:p>104.2</text:p>
          </table:table-cell>
          <table:table-cell office:value-type="float" office:value="-18" calcext:value-type="float">
            <text:p>-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0-10-01</text:p>
          </table:table-cell>
          <table:table-cell office:value-type="float" office:value="2043.7" calcext:value-type="float">
            <text:p>2043.7</text:p>
          </table:table-cell>
          <table:table-cell office:value-type="float" office:value="1266.7" calcext:value-type="float">
            <text:p>1266.7</text:p>
          </table:table-cell>
          <table:table-cell office:value-type="float" office:value="777" calcext:value-type="float">
            <text:p>777</text:p>
          </table:table-cell>
          <table:table-cell office:value-type="float" office:value="2582.9" calcext:value-type="float">
            <text:p>2582.9</text:p>
          </table:table-cell>
          <table:table-cell office:value-type="float" office:value="2652" calcext:value-type="float">
            <text:p>2652</text:p>
          </table:table-cell>
          <table:table-cell office:value-type="float" office:value="105.3" calcext:value-type="float">
            <text:p>105.3</text:p>
          </table:table-cell>
          <table:table-cell office:value-type="float" office:value="-17" calcext:value-type="float">
            <text:p>-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1-01-01</text:p>
          </table:table-cell>
          <table:table-cell office:value-type="float" office:value="1900.9" calcext:value-type="float">
            <text:p>1900.9</text:p>
          </table:table-cell>
          <table:table-cell office:value-type="float" office:value="1306.3" calcext:value-type="float">
            <text:p>1306.3</text:p>
          </table:table-cell>
          <table:table-cell office:value-type="float" office:value="594.6" calcext:value-type="float">
            <text:p>594.6</text:p>
          </table:table-cell>
          <table:table-cell office:value-type="float" office:value="2267.5" calcext:value-type="float">
            <text:p>2267.5</text:p>
          </table:table-cell>
          <table:table-cell office:value-type="float" office:value="2781" calcext:value-type="float">
            <text:p>2781</text:p>
          </table:table-cell>
          <table:table-cell office:value-type="float" office:value="107.2" calcext:value-type="float">
            <text:p>107.2</text:p>
          </table:table-cell>
          <table:table-cell office:value-type="float" office:value="-17" calcext:value-type="float">
            <text:p>-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1-04-01</text:p>
          </table:table-cell>
          <table:table-cell office:value-type="float" office:value="2105" calcext:value-type="float">
            <text:p>2105</text:p>
          </table:table-cell>
          <table:table-cell office:value-type="float" office:value="1412.7" calcext:value-type="float">
            <text:p>1412.7</text:p>
          </table:table-cell>
          <table:table-cell office:value-type="float" office:value="692.3" calcext:value-type="float">
            <text:p>692.3</text:p>
          </table:table-cell>
          <table:table-cell office:value-type="float" office:value="2950.4" calcext:value-type="float">
            <text:p>2950.4</text:p>
          </table:table-cell>
          <table:table-cell office:value-type="float" office:value="3082" calcext:value-type="float">
            <text:p>3082</text:p>
          </table:table-cell>
          <table:table-cell office:value-type="float" office:value="105.3" calcext:value-type="float">
            <text:p>105.3</text:p>
          </table:table-cell>
          <table:table-cell office:value-type="float" office:value="-14" calcext:value-type="float">
            <text:p>-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1-07-01</text:p>
          </table:table-cell>
          <table:table-cell office:value-type="float" office:value="2487.9" calcext:value-type="float">
            <text:p>2487.9</text:p>
          </table:table-cell>
          <table:table-cell office:value-type="float" office:value="1523.9" calcext:value-type="float">
            <text:p>1523.9</text:p>
          </table:table-cell>
          <table:table-cell office:value-type="float" office:value="964" calcext:value-type="float">
            <text:p>964</text:p>
          </table:table-cell>
          <table:table-cell office:value-type="float" office:value="3193.2" calcext:value-type="float">
            <text:p>3193.2</text:p>
          </table:table-cell>
          <table:table-cell office:value-type="float" office:value="3393" calcext:value-type="float">
            <text:p>3393</text:p>
          </table:table-cell>
          <table:table-cell office:value-type="float" office:value="101.1" calcext:value-type="float">
            <text:p>101.1</text:p>
          </table:table-cell>
          <table:table-cell office:value-type="float" office:value="-10" calcext:value-type="float">
            <text:p>-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1-10-01</text:p>
          </table:table-cell>
          <table:table-cell office:value-type="float" office:value="2449.8" calcext:value-type="float">
            <text:p>2449.8</text:p>
          </table:table-cell>
          <table:table-cell office:value-type="float" office:value="1643.9" calcext:value-type="float">
            <text:p>1643.9</text:p>
          </table:table-cell>
          <table:table-cell office:value-type="float" office:value="805.9" calcext:value-type="float">
            <text:p>805.9</text:p>
          </table:table-cell>
          <table:table-cell office:value-type="float" office:value="3649.6" calcext:value-type="float">
            <text:p>3649.6</text:p>
          </table:table-cell>
          <table:table-cell office:value-type="float" office:value="3872" calcext:value-type="float">
            <text:p>3872</text:p>
          </table:table-cell>
          <table:table-cell office:value-type="float" office:value="104.1" calcext:value-type="float">
            <text:p>104.1</text:p>
          </table:table-cell>
          <table:table-cell office:value-type="float" office:value="-10" calcext:value-type="float">
            <text:p>-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2-01-01</text:p>
          </table:table-cell>
          <table:table-cell office:value-type="float" office:value="2262.2" calcext:value-type="float">
            <text:p>2262.2</text:p>
          </table:table-cell>
          <table:table-cell office:value-type="float" office:value="1689.9" calcext:value-type="float">
            <text:p>1689.9</text:p>
          </table:table-cell>
          <table:table-cell office:value-type="float" office:value="572.3" calcext:value-type="float">
            <text:p>572.3</text:p>
          </table:table-cell>
          <table:table-cell office:value-type="float" office:value="3219.7" calcext:value-type="float">
            <text:p>3219.7</text:p>
          </table:table-cell>
          <table:table-cell office:value-type="float" office:value="3836" calcext:value-type="float">
            <text:p>3836</text:p>
          </table:table-cell>
          <table:table-cell office:value-type="float" office:value="105.4" calcext:value-type="float">
            <text:p>105.4</text:p>
          </table:table-cell>
          <table:table-cell office:value-type="float" office:value="-14" calcext:value-type="float">
            <text:p>-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2-04-01</text:p>
          </table:table-cell>
          <table:table-cell office:value-type="float" office:value="2528.7" calcext:value-type="float">
            <text:p>2528.7</text:p>
          </table:table-cell>
          <table:table-cell office:value-type="float" office:value="1778.6" calcext:value-type="float">
            <text:p>1778.6</text:p>
          </table:table-cell>
          <table:table-cell office:value-type="float" office:value="750.1" calcext:value-type="float">
            <text:p>750.1</text:p>
          </table:table-cell>
          <table:table-cell office:value-type="float" office:value="3735.2" calcext:value-type="float">
            <text:p>3735.2</text:p>
          </table:table-cell>
          <table:table-cell office:value-type="float" office:value="4257" calcext:value-type="float">
            <text:p>4257</text:p>
          </table:table-cell>
          <table:table-cell office:value-type="float" office:value="103.4" calcext:value-type="float">
            <text:p>103.4</text:p>
          </table:table-cell>
          <table:table-cell office:value-type="float" office:value="-12" calcext:value-type="float">
            <text:p>-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2-07-01</text:p>
          </table:table-cell>
          <table:table-cell office:value-type="float" office:value="3012.8" calcext:value-type="float">
            <text:p>3012.8</text:p>
          </table:table-cell>
          <table:table-cell office:value-type="float" office:value="1905.6" calcext:value-type="float">
            <text:p>1905.6</text:p>
          </table:table-cell>
          <table:table-cell office:value-type="float" office:value="1107.2" calcext:value-type="float">
            <text:p>1107.2</text:p>
          </table:table-cell>
          <table:table-cell office:value-type="float" office:value="4012.3" calcext:value-type="float">
            <text:p>4012.3</text:p>
          </table:table-cell>
          <table:table-cell office:value-type="float" office:value="4547" calcext:value-type="float">
            <text:p>4547</text:p>
          </table:table-cell>
          <table:table-cell office:value-type="float" office:value="101.2" calcext:value-type="float">
            <text:p>101.2</text:p>
          </table:table-cell>
          <table:table-cell office:value-type="float" office:value="-11" calcext:value-type="float">
            <text:p>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2-10-01</text:p>
          </table:table-cell>
          <table:table-cell office:value-type="float" office:value="3026.9" calcext:value-type="float">
            <text:p>3026.9</text:p>
          </table:table-cell>
          <table:table-cell office:value-type="float" office:value="2069.1" calcext:value-type="float">
            <text:p>2069.1</text:p>
          </table:table-cell>
          <table:table-cell office:value-type="float" office:value="957.8" calcext:value-type="float">
            <text:p>957.8</text:p>
          </table:table-cell>
          <table:table-cell office:value-type="float" office:value="4785.1" calcext:value-type="float">
            <text:p>4785.1</text:p>
          </table:table-cell>
          <table:table-cell office:value-type="float" office:value="5018" calcext:value-type="float">
            <text:p>5018</text:p>
          </table:table-cell>
          <table:table-cell office:value-type="float" office:value="104.3" calcext:value-type="float">
            <text:p>104.3</text:p>
          </table:table-cell>
          <table:table-cell office:value-type="float" office:value="-11" calcext:value-type="float">
            <text:p>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3-01-01</text:p>
          </table:table-cell>
          <table:table-cell office:value-type="float" office:value="2851.1" calcext:value-type="float">
            <text:p>2851.1</text:p>
          </table:table-cell>
          <table:table-cell office:value-type="float" office:value="2077.3" calcext:value-type="float">
            <text:p>2077.3</text:p>
          </table:table-cell>
          <table:table-cell office:value-type="float" office:value="773.8" calcext:value-type="float">
            <text:p>773.8</text:p>
          </table:table-cell>
          <table:table-cell office:value-type="float" office:value="4353.9" calcext:value-type="float">
            <text:p>4353.9</text:p>
          </table:table-cell>
          <table:table-cell office:value-type="float" office:value="4800" calcext:value-type="float">
            <text:p>4800</text:p>
          </table:table-cell>
          <table:table-cell office:value-type="float" office:value="105.2" calcext:value-type="float">
            <text:p>105.2</text:p>
          </table:table-cell>
          <table:table-cell office:value-type="float" office:value="-15" calcext:value-type="float">
            <text:p>-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3-04-01</text:p>
          </table:table-cell>
          <table:table-cell office:value-type="float" office:value="3101.7" calcext:value-type="float">
            <text:p>3101.7</text:p>
          </table:table-cell>
          <table:table-cell office:value-type="float" office:value="2172.6" calcext:value-type="float">
            <text:p>2172.6</text:p>
          </table:table-cell>
          <table:table-cell office:value-type="float" office:value="929.1" calcext:value-type="float">
            <text:p>929.1</text:p>
          </table:table-cell>
          <table:table-cell office:value-type="float" office:value="4916.8" calcext:value-type="float">
            <text:p>4916.8</text:p>
          </table:table-cell>
          <table:table-cell office:value-type="float" office:value="5296" calcext:value-type="float">
            <text:p>5296</text:p>
          </table:table-cell>
          <table:table-cell office:value-type="float" office:value="102.6" calcext:value-type="float">
            <text:p>102.6</text:p>
          </table:table-cell>
          <table:table-cell office:value-type="float" office:value="-12" calcext:value-type="float">
            <text:p>-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3-07-01</text:p>
          </table:table-cell>
          <table:table-cell office:value-type="float" office:value="3600.2" calcext:value-type="float">
            <text:p>3600.2</text:p>
          </table:table-cell>
          <table:table-cell office:value-type="float" office:value="2295.9" calcext:value-type="float">
            <text:p>2295.9</text:p>
          </table:table-cell>
          <table:table-cell office:value-type="float" office:value="1304.3" calcext:value-type="float">
            <text:p>1304.3</text:p>
          </table:table-cell>
          <table:table-cell office:value-type="float" office:value="5147.8" calcext:value-type="float">
            <text:p>5147.8</text:p>
          </table:table-cell>
          <table:table-cell office:value-type="float" office:value="5549" calcext:value-type="float">
            <text:p>5549</text:p>
          </table:table-cell>
          <table:table-cell office:value-type="float" office:value="100.6" calcext:value-type="float">
            <text:p>100.6</text:p>
          </table:table-cell>
          <table:table-cell office:value-type="float" office:value="-10" calcext:value-type="float">
            <text:p>-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3-10-01</text:p>
          </table:table-cell>
          <table:table-cell office:value-type="float" office:value="3655.2" calcext:value-type="float">
            <text:p>3655.2</text:p>
          </table:table-cell>
          <table:table-cell office:value-type="float" office:value="2512.9" calcext:value-type="float">
            <text:p>2512.9</text:p>
          </table:table-cell>
          <table:table-cell office:value-type="float" office:value="1142.3" calcext:value-type="float">
            <text:p>1142.3</text:p>
          </table:table-cell>
          <table:table-cell office:value-type="float" office:value="6204.8" calcext:value-type="float">
            <text:p>6204.8</text:p>
          </table:table-cell>
          <table:table-cell office:value-type="float" office:value="6401" calcext:value-type="float">
            <text:p>6401</text:p>
          </table:table-cell>
          <table:table-cell office:value-type="float" office:value="103.1" calcext:value-type="float">
            <text:p>103.1</text:p>
          </table:table-cell>
          <table:table-cell office:value-type="float" office:value="-10" calcext:value-type="float">
            <text:p>-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4-01-01</text:p>
          </table:table-cell>
          <table:table-cell office:value-type="float" office:value="3515.7" calcext:value-type="float">
            <text:p>3515.7</text:p>
          </table:table-cell>
          <table:table-cell office:value-type="float" office:value="2590.1" calcext:value-type="float">
            <text:p>2590.1</text:p>
          </table:table-cell>
          <table:table-cell office:value-type="float" office:value="925.6" calcext:value-type="float">
            <text:p>925.6</text:p>
          </table:table-cell>
          <table:table-cell office:value-type="float" office:value="5526.2" calcext:value-type="float">
            <text:p>5526.2</text:p>
          </table:table-cell>
          <table:table-cell office:value-type="float" office:value="6173" calcext:value-type="float">
            <text:p>6173</text:p>
          </table:table-cell>
          <table:table-cell office:value-type="float" office:value="103.5" calcext:value-type="float">
            <text:p>103.5</text:p>
          </table:table-cell>
          <table:table-cell office:value-type="float" office:value="-9" calcext:value-type="float">
            <text:p>-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4-04-01</text:p>
          </table:table-cell>
          <table:table-cell office:value-type="float" office:value="3971.6" calcext:value-type="float">
            <text:p>3971.6</text:p>
          </table:table-cell>
          <table:table-cell office:value-type="float" office:value="2734.8" calcext:value-type="float">
            <text:p>2734.8</text:p>
          </table:table-cell>
          <table:table-cell office:value-type="float" office:value="1236.8" calcext:value-type="float">
            <text:p>1236.8</text:p>
          </table:table-cell>
          <table:table-cell office:value-type="float" office:value="5964.2" calcext:value-type="float">
            <text:p>5964.2</text:p>
          </table:table-cell>
          <table:table-cell office:value-type="float" office:value="6650" calcext:value-type="float">
            <text:p>6650</text:p>
          </table:table-cell>
          <table:table-cell office:value-type="float" office:value="102.5" calcext:value-type="float">
            <text:p>102.5</text:p>
          </table:table-cell>
          <table:table-cell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4-07-01</text:p>
          </table:table-cell>
          <table:table-cell office:value-type="float" office:value="4594" calcext:value-type="float">
            <text:p>4594</text:p>
          </table:table-cell>
          <table:table-cell office:value-type="float" office:value="2938.7" calcext:value-type="float">
            <text:p>2938.7</text:p>
          </table:table-cell>
          <table:table-cell office:value-type="float" office:value="1655.3" calcext:value-type="float">
            <text:p>1655.3</text:p>
          </table:table-cell>
          <table:table-cell office:value-type="float" office:value="6345.3" calcext:value-type="float">
            <text:p>6345.3</text:p>
          </table:table-cell>
          <table:table-cell office:value-type="float" office:value="6930" calcext:value-type="float">
            <text:p>6930</text:p>
          </table:table-cell>
          <table:table-cell office:value-type="float" office:value="101.8" calcext:value-type="float">
            <text:p>101.8</text:p>
          </table:table-cell>
          <table:table-cell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4-10-01</text:p>
          </table:table-cell>
          <table:table-cell office:value-type="float" office:value="4945.9" calcext:value-type="float">
            <text:p>4945.9</text:p>
          </table:table-cell>
          <table:table-cell office:value-type="float" office:value="3214.3" calcext:value-type="float">
            <text:p>3214.3</text:p>
          </table:table-cell>
          <table:table-cell office:value-type="float" office:value="1731.6" calcext:value-type="float">
            <text:p>1731.6</text:p>
          </table:table-cell>
          <table:table-cell office:value-type="float" office:value="7711.2" calcext:value-type="float">
            <text:p>7711.2</text:p>
          </table:table-cell>
          <table:table-cell office:value-type="float" office:value="7582" calcext:value-type="float">
            <text:p>7582</text:p>
          </table:table-cell>
          <table:table-cell office:value-type="float" office:value="103.3" calcext:value-type="float">
            <text:p>103.3</text:p>
          </table:table-cell>
          <table:table-cell office:value-type="float" office:value="-13" calcext:value-type="float">
            <text:p>-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5-01-01</text:p>
          </table:table-cell>
          <table:table-cell office:value-type="float" office:value="4458.6" calcext:value-type="float">
            <text:p>4458.6</text:p>
          </table:table-cell>
          <table:table-cell office:value-type="float" office:value="3205.3" calcext:value-type="float">
            <text:p>3205.3</text:p>
          </table:table-cell>
          <table:table-cell office:value-type="float" office:value="1253.3" calcext:value-type="float">
            <text:p>1253.3</text:p>
          </table:table-cell>
          <table:table-cell office:value-type="float" office:value="6567.8" calcext:value-type="float">
            <text:p>6567.8</text:p>
          </table:table-cell>
          <table:table-cell office:value-type="float" office:value="7638" calcext:value-type="float">
            <text:p>7638</text:p>
          </table:table-cell>
          <table:table-cell office:value-type="float" office:value="105.3" calcext:value-type="float">
            <text:p>105.3</text:p>
          </table:table-cell>
          <table:table-cell office:value-type="float" office:value="-13" calcext:value-type="float">
            <text:p>-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5-04-01</text:p>
          </table:table-cell>
          <table:table-cell office:value-type="float" office:value="5077.9" calcext:value-type="float">
            <text:p>5077.9</text:p>
          </table:table-cell>
          <table:table-cell office:value-type="float" office:value="3472.9" calcext:value-type="float">
            <text:p>3472.9</text:p>
          </table:table-cell>
          <table:table-cell office:value-type="float" office:value="1605" calcext:value-type="float">
            <text:p>1605</text:p>
          </table:table-cell>
          <table:table-cell office:value-type="float" office:value="7748.6" calcext:value-type="float">
            <text:p>7748.6</text:p>
          </table:table-cell>
          <table:table-cell office:value-type="float" office:value="8234" calcext:value-type="float">
            <text:p>8234</text:p>
          </table:table-cell>
          <table:table-cell office:value-type="float" office:value="102.5" calcext:value-type="float">
            <text:p>102.5</text:p>
          </table:table-cell>
          <table:table-cell office:value-type="float" office:value="-10" calcext:value-type="float">
            <text:p>-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5-07-01</text:p>
          </table:table-cell>
          <table:table-cell office:value-type="float" office:value="5845.2" calcext:value-type="float">
            <text:p>5845.2</text:p>
          </table:table-cell>
          <table:table-cell office:value-type="float" office:value="3710.6" calcext:value-type="float">
            <text:p>3710.6</text:p>
          </table:table-cell>
          <table:table-cell office:value-type="float" office:value="2134.6" calcext:value-type="float">
            <text:p>2134.6</text:p>
          </table:table-cell>
          <table:table-cell office:value-type="float" office:value="8129.5" calcext:value-type="float">
            <text:p>8129.5</text:p>
          </table:table-cell>
          <table:table-cell office:value-type="float" office:value="8674" calcext:value-type="float">
            <text:p>8674</text:p>
          </table:table-cell>
          <table:table-cell office:value-type="float" office:value="100.6" calcext:value-type="float">
            <text:p>100.6</text:p>
          </table:table-cell>
          <table:table-cell office:value-type="float" office:value="-6" calcext:value-type="float">
            <text:p>-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5-10-01</text:p>
          </table:table-cell>
          <table:table-cell office:value-type="float" office:value="6228.1" calcext:value-type="float">
            <text:p>6228.1</text:p>
          </table:table-cell>
          <table:table-cell office:value-type="float" office:value="4049.4" calcext:value-type="float">
            <text:p>4049.4</text:p>
          </table:table-cell>
          <table:table-cell office:value-type="float" office:value="2178.7" calcext:value-type="float">
            <text:p>2178.7</text:p>
          </table:table-cell>
          <table:table-cell office:value-type="float" office:value="9841.2" calcext:value-type="float">
            <text:p>9841.2</text:p>
          </table:table-cell>
          <table:table-cell office:value-type="float" office:value="9651" calcext:value-type="float">
            <text:p>9651</text:p>
          </table:table-cell>
          <table:table-cell office:value-type="float" office:value="102.1" calcext:value-type="float">
            <text:p>102.1</text:p>
          </table:table-cell>
          <table:table-cell office:value-type="float" office:value="-7" calcext:value-type="float">
            <text:p>-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6-01-01</text:p>
          </table:table-cell>
          <table:table-cell office:value-type="float" office:value="5792.9" calcext:value-type="float">
            <text:p>5792.9</text:p>
          </table:table-cell>
          <table:table-cell office:value-type="float" office:value="3978.4" calcext:value-type="float">
            <text:p>3978.4</text:p>
          </table:table-cell>
          <table:table-cell office:value-type="float" office:value="1814.5" calcext:value-type="float">
            <text:p>1814.5</text:p>
          </table:table-cell>
          <table:table-cell office:value-type="float" office:value="8171.5" calcext:value-type="float">
            <text:p>8171.5</text:p>
          </table:table-cell>
          <table:table-cell office:value-type="float" office:value="9397" calcext:value-type="float">
            <text:p>9397</text:p>
          </table:table-cell>
          <table:table-cell office:value-type="float" office:value="105" calcext:value-type="float">
            <text:p>105</text:p>
          </table:table-cell>
          <table:table-cell office:value-type="float" office:value="-9" calcext:value-type="float">
            <text:p>-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6-04-01</text:p>
          </table:table-cell>
          <table:table-cell office:value-type="float" office:value="6368.1" calcext:value-type="float">
            <text:p>6368.1</text:p>
          </table:table-cell>
          <table:table-cell office:value-type="float" office:value="4299.2" calcext:value-type="float">
            <text:p>4299.2</text:p>
          </table:table-cell>
          <table:table-cell office:value-type="float" office:value="2068.9" calcext:value-type="float">
            <text:p>2068.9</text:p>
          </table:table-cell>
          <table:table-cell office:value-type="float" office:value="9899.4" calcext:value-type="float">
            <text:p>9899.4</text:p>
          </table:table-cell>
          <table:table-cell office:value-type="float" office:value="10401" calcext:value-type="float">
            <text:p>10401</text:p>
          </table:table-cell>
          <table:table-cell office:value-type="float" office:value="101.1" calcext:value-type="float">
            <text:p>101.1</text:p>
          </table:table-cell>
          <table:table-cell office:value-type="float" office:value="-6" calcext:value-type="float">
            <text:p>-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6-07-01</text:p>
          </table:table-cell>
          <table:table-cell office:value-type="float" office:value="7275.8" calcext:value-type="float">
            <text:p>7275.8</text:p>
          </table:table-cell>
          <table:table-cell office:value-type="float" office:value="4565.1" calcext:value-type="float">
            <text:p>4565.1</text:p>
          </table:table-cell>
          <table:table-cell office:value-type="float" office:value="2710.7" calcext:value-type="float">
            <text:p>2710.7</text:p>
          </table:table-cell>
          <table:table-cell office:value-type="float" office:value="10217.7" calcext:value-type="float">
            <text:p>10217.7</text:p>
          </table:table-cell>
          <table:table-cell office:value-type="float" office:value="10949" calcext:value-type="float">
            <text:p>10949</text:p>
          </table:table-cell>
          <table:table-cell office:value-type="float" office:value="101" calcext:value-type="float">
            <text:p>101</text:p>
          </table:table-cell>
          <table:table-cell office:value-type="float" office:value="-4" calcext:value-type="float">
            <text:p>-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6-10-01</text:p>
          </table:table-cell>
          <table:table-cell office:value-type="float" office:value="7480.3" calcext:value-type="float">
            <text:p>7480.3</text:p>
          </table:table-cell>
          <table:table-cell office:value-type="float" office:value="4967" calcext:value-type="float">
            <text:p>4967</text:p>
          </table:table-cell>
          <table:table-cell office:value-type="float" office:value="2513.3" calcext:value-type="float">
            <text:p>2513.3</text:p>
          </table:table-cell>
          <table:table-cell office:value-type="float" office:value="12274.3" calcext:value-type="float">
            <text:p>12274.3</text:p>
          </table:table-cell>
          <table:table-cell office:value-type="float" office:value="12203" calcext:value-type="float">
            <text:p>12203</text:p>
          </table:table-cell>
          <table:table-cell office:value-type="float" office:value="101.7" calcext:value-type="float">
            <text:p>101.7</text:p>
          </table:table-cell>
          <table:table-cell office:value-type="float" office:value="-3" calcext:value-type="float">
            <text:p>-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7-01-01</text:p>
          </table:table-cell>
          <table:table-cell office:value-type="float" office:value="6780.2" calcext:value-type="float">
            <text:p>6780.2</text:p>
          </table:table-cell>
          <table:table-cell office:value-type="float" office:value="4819" calcext:value-type="float">
            <text:p>4819</text:p>
          </table:table-cell>
          <table:table-cell office:value-type="float" office:value="1961.2" calcext:value-type="float">
            <text:p>1961.2</text:p>
          </table:table-cell>
          <table:table-cell office:value-type="float" office:value="9930.9" calcext:value-type="float">
            <text:p>9930.9</text:p>
          </table:table-cell>
          <table:table-cell office:value-type="float" office:value="11876" calcext:value-type="float">
            <text:p>11876</text:p>
          </table:table-cell>
          <table:table-cell office:value-type="float" office:value="103.4" calcext:value-type="float">
            <text:p>103.4</text:p>
          </table:table-cell>
          <table:table-cell office:value-type="float" office:value="-3" calcext:value-type="float">
            <text:p>-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7-04-01</text:p>
          </table:table-cell>
          <table:table-cell office:value-type="float" office:value="7767.5" calcext:value-type="float">
            <text:p>7767.5</text:p>
          </table:table-cell>
          <table:table-cell office:value-type="float" office:value="5254.7" calcext:value-type="float">
            <text:p>5254.7</text:p>
          </table:table-cell>
          <table:table-cell office:value-type="float" office:value="2512.8" calcext:value-type="float">
            <text:p>2512.8</text:p>
          </table:table-cell>
          <table:table-cell office:value-type="float" office:value="11932.5" calcext:value-type="float">
            <text:p>11932.5</text:p>
          </table:table-cell>
          <table:table-cell office:value-type="float" office:value="12993" calcext:value-type="float">
            <text:p>12993</text:p>
          </table:table-cell>
          <table:table-cell office:value-type="float" office:value="102.2" calcext:value-type="float">
            <text:p>102.2</text:p>
          </table:table-cell>
          <table:table-cell office:value-type="float" office:value="0.2" calcext:value-type="float">
            <text:p>0.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7-07-01</text:p>
          </table:table-cell>
          <table:table-cell office:value-type="float" office:value="8902.7" calcext:value-type="float">
            <text:p>8902.7</text:p>
          </table:table-cell>
          <table:table-cell office:value-type="float" office:value="5648.1" calcext:value-type="float">
            <text:p>5648.1</text:p>
          </table:table-cell>
          <table:table-cell office:value-type="float" office:value="3254.6" calcext:value-type="float">
            <text:p>3254.6</text:p>
          </table:table-cell>
          <table:table-cell office:value-type="float" office:value="12667.1" calcext:value-type="float">
            <text:p>12667.1</text:p>
          </table:table-cell>
          <table:table-cell office:value-type="float" office:value="13494" calcext:value-type="float">
            <text:p>13494</text:p>
          </table:table-cell>
          <table:table-cell office:value-type="float" office:value="101.8" calcext:value-type="float">
            <text:p>101.8</text:p>
          </table:table-cell>
          <table:table-cell office:value-type="float" office:value="-0.5" calcext:value-type="float">
            <text:p>-0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7-10-01</text:p>
          </table:table-cell>
          <table:table-cell office:value-type="float" office:value="9797" calcext:value-type="float">
            <text:p>9797</text:p>
          </table:table-cell>
          <table:table-cell office:value-type="float" office:value="6246.8" calcext:value-type="float">
            <text:p>6246.8</text:p>
          </table:table-cell>
          <table:table-cell office:value-type="float" office:value="3550.2" calcext:value-type="float">
            <text:p>3550.2</text:p>
          </table:table-cell>
          <table:table-cell office:value-type="float" office:value="15605.9" calcext:value-type="float">
            <text:p>15605.9</text:p>
          </table:table-cell>
          <table:table-cell office:value-type="float" office:value="15742" calcext:value-type="float">
            <text:p>15742</text:p>
          </table:table-cell>
          <table:table-cell office:value-type="float" office:value="104.1" calcext:value-type="float">
            <text:p>104.1</text:p>
          </table:table-cell>
          <table:table-cell office:value-type="float" office:value="-5" calcext:value-type="float">
            <text:p>-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8-01-01</text:p>
          </table:table-cell>
          <table:table-cell office:value-type="float" office:value="8877.7" calcext:value-type="float">
            <text:p>8877.7</text:p>
          </table:table-cell>
          <table:table-cell office:value-type="float" office:value="6096.8" calcext:value-type="float">
            <text:p>6096.8</text:p>
          </table:table-cell>
          <table:table-cell office:value-type="float" office:value="2780.9" calcext:value-type="float">
            <text:p>2780.9</text:p>
          </table:table-cell>
          <table:table-cell office:value-type="float" office:value="12213" calcext:value-type="float">
            <text:p>12213</text:p>
          </table:table-cell>
          <table:table-cell office:value-type="float" office:value="15424" calcext:value-type="float">
            <text:p>15424</text:p>
          </table:table-cell>
          <table:table-cell office:value-type="float" office:value="104.8" calcext:value-type="float">
            <text:p>104.8</text:p>
          </table:table-cell>
          <table:table-cell office:value-type="float" office:value="0.4" calcext:value-type="float">
            <text:p>0.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10238.3" calcext:value-type="float">
            <text:p>10238.3</text:p>
          </table:table-cell>
          <table:table-cell office:value-type="float" office:value="6663.5" calcext:value-type="float">
            <text:p>6663.5</text:p>
          </table:table-cell>
          <table:table-cell office:value-type="float" office:value="3574.8" calcext:value-type="float">
            <text:p>3574.8</text:p>
          </table:table-cell>
          <table:table-cell office:value-type="float" office:value="14749.7" calcext:value-type="float">
            <text:p>14749.7</text:p>
          </table:table-cell>
          <table:table-cell office:value-type="float" office:value="16962" calcext:value-type="float">
            <text:p>16962</text:p>
          </table:table-cell>
          <table:table-cell office:value-type="float" office:value="103.8" calcext:value-type="float">
            <text:p>103.8</text:p>
          </table:table-cell>
          <table:table-cell office:value-type="float" office:value="-2" calcext:value-type="float">
            <text:p>-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11542" calcext:value-type="float">
            <text:p>11542</text:p>
          </table:table-cell>
          <table:table-cell office:value-type="float" office:value="7169.4" calcext:value-type="float">
            <text:p>7169.4</text:p>
          </table:table-cell>
          <table:table-cell office:value-type="float" office:value="4372.6" calcext:value-type="float">
            <text:p>4372.6</text:p>
          </table:table-cell>
          <table:table-cell office:value-type="float" office:value="15579.3" calcext:value-type="float">
            <text:p>15579.3</text:p>
          </table:table-cell>
          <table:table-cell office:value-type="float" office:value="17556" calcext:value-type="float">
            <text:p>17556</text:p>
          </table:table-cell>
          <table:table-cell office:value-type="float" office:value="101.7" calcext:value-type="float">
            <text:p>101.7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10618.9" calcext:value-type="float">
            <text:p>10618.9</text:p>
          </table:table-cell>
          <table:table-cell office:value-type="float" office:value="7613.8" calcext:value-type="float">
            <text:p>7613.8</text:p>
          </table:table-cell>
          <table:table-cell office:value-type="float" office:value="3005.1" calcext:value-type="float">
            <text:p>3005.1</text:p>
          </table:table-cell>
          <table:table-cell office:value-type="float" office:value="16904.5" calcext:value-type="float">
            <text:p>16904.5</text:p>
          </table:table-cell>
          <table:table-cell office:value-type="float" office:value="18966" calcext:value-type="float">
            <text:p>18966</text:p>
          </table:table-cell>
          <table:table-cell office:value-type="float" office:value="102.4" calcext:value-type="float">
            <text:p>102.4</text:p>
          </table:table-cell>
          <table:table-cell office:value-type="float" office:value="-20" calcext:value-type="float">
            <text:p>-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9-01-01</text:p>
          </table:table-cell>
          <table:table-cell office:value-type="float" office:value="8334.6" calcext:value-type="float">
            <text:p>8334.6</text:p>
          </table:table-cell>
          <table:table-cell office:value-type="float" office:value="6842.2" calcext:value-type="float">
            <text:p>6842.2</text:p>
          </table:table-cell>
          <table:table-cell office:value-type="float" office:value="1492.4" calcext:value-type="float">
            <text:p>1492.4</text:p>
          </table:table-cell>
          <table:table-cell office:value-type="float" office:value="14065.1" calcext:value-type="float">
            <text:p>14065.1</text:p>
          </table:table-cell>
          <table:table-cell office:value-type="float" office:value="17441" calcext:value-type="float">
            <text:p>17441</text:p>
          </table:table-cell>
          <table:table-cell office:value-type="float" office:value="105.4" calcext:value-type="float">
            <text:p>105.4</text:p>
          </table:table-cell>
          <table:table-cell office:value-type="float" office:value="-35" calcext:value-type="float">
            <text:p>-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9-04-01</text:p>
          </table:table-cell>
          <table:table-cell office:value-type="float" office:value="9244.8" calcext:value-type="float">
            <text:p>9244.8</text:p>
          </table:table-cell>
          <table:table-cell office:value-type="float" office:value="7140.1" calcext:value-type="float">
            <text:p>7140.1</text:p>
          </table:table-cell>
          <table:table-cell office:value-type="float" office:value="2104.7" calcext:value-type="float">
            <text:p>2104.7</text:p>
          </table:table-cell>
          <table:table-cell office:value-type="float" office:value="16967.9" calcext:value-type="float">
            <text:p>16967.9</text:p>
          </table:table-cell>
          <table:table-cell office:value-type="float" office:value="18419" calcext:value-type="float">
            <text:p>18419</text:p>
          </table:table-cell>
          <table:table-cell office:value-type="float" office:value="101.9" calcext:value-type="float">
            <text:p>101.9</text:p>
          </table:table-cell>
          <table:table-cell office:value-type="float" office:value="-32" calcext:value-type="float">
            <text:p>-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9-07-01</text:p>
          </table:table-cell>
          <table:table-cell office:value-type="float" office:value="10411.3" calcext:value-type="float">
            <text:p>10411.3</text:p>
          </table:table-cell>
          <table:table-cell office:value-type="float" office:value="7410.6" calcext:value-type="float">
            <text:p>7410.6</text:p>
          </table:table-cell>
          <table:table-cell office:value-type="float" office:value="3000.7" calcext:value-type="float">
            <text:p>3000.7</text:p>
          </table:table-cell>
          <table:table-cell office:value-type="float" office:value="16730.6" calcext:value-type="float">
            <text:p>16730.6</text:p>
          </table:table-cell>
          <table:table-cell office:value-type="float" office:value="18673" calcext:value-type="float">
            <text:p>18673</text:p>
          </table:table-cell>
          <table:table-cell office:value-type="float" office:value="100.6" calcext:value-type="float">
            <text:p>100.6</text:p>
          </table:table-cell>
          <table:table-cell office:value-type="float" office:value="-25" calcext:value-type="float">
            <text:p>-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09-10-01</text:p>
          </table:table-cell>
          <table:table-cell office:value-type="float" office:value="10816.4" calcext:value-type="float">
            <text:p>10816.4</text:p>
          </table:table-cell>
          <table:table-cell office:value-type="float" office:value="7876.7" calcext:value-type="float">
            <text:p>7876.7</text:p>
          </table:table-cell>
          <table:table-cell office:value-type="float" office:value="2939.7" calcext:value-type="float">
            <text:p>2939.7</text:p>
          </table:table-cell>
          <table:table-cell office:value-type="float" office:value="19833.3" calcext:value-type="float">
            <text:p>19833.3</text:p>
          </table:table-cell>
          <table:table-cell office:value-type="float" office:value="20670" calcext:value-type="float">
            <text:p>20670</text:p>
          </table:table-cell>
          <table:table-cell office:value-type="float" office:value="100.7" calcext:value-type="float">
            <text:p>100.7</text:p>
          </table:table-cell>
          <table:table-cell office:value-type="float" office:value="-20" calcext:value-type="float">
            <text:p>-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0-01-01</text:p>
          </table:table-cell>
          <table:table-cell office:value-type="float" office:value="9995.8" calcext:value-type="float">
            <text:p>9995.8</text:p>
          </table:table-cell>
          <table:table-cell office:value-type="float" office:value="7436.8" calcext:value-type="float">
            <text:p>7436.8</text:p>
          </table:table-cell>
          <table:table-cell office:value-type="float" office:value="2559" calcext:value-type="float">
            <text:p>2559</text:p>
          </table:table-cell>
          <table:table-cell office:value-type="float" office:value="16146.4" calcext:value-type="float">
            <text:p>16146.4</text:p>
          </table:table-cell>
          <table:table-cell office:value-type="float" office:value="19485" calcext:value-type="float">
            <text:p>19485</text:p>
          </table:table-cell>
          <table:table-cell office:value-type="float" office:value="103.2" calcext:value-type="float">
            <text:p>103.2</text:p>
          </table:table-cell>
          <table:table-cell office:value-type="float" office:value="-10" calcext:value-type="float">
            <text:p>-1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0-04-01</text:p>
          </table:table-cell>
          <table:table-cell office:value-type="float" office:value="10977" calcext:value-type="float">
            <text:p>10977</text:p>
          </table:table-cell>
          <table:table-cell office:value-type="float" office:value="7866.2" calcext:value-type="float">
            <text:p>7866.2</text:p>
          </table:table-cell>
          <table:table-cell office:value-type="float" office:value="3110.8" calcext:value-type="float">
            <text:p>3110.8</text:p>
          </table:table-cell>
          <table:table-cell office:value-type="float" office:value="18690" calcext:value-type="float">
            <text:p>18690</text:p>
          </table:table-cell>
          <table:table-cell office:value-type="float" office:value="20809" calcext:value-type="float">
            <text:p>20809</text:p>
          </table:table-cell>
          <table:table-cell office:value-type="float" office:value="101.2" calcext:value-type="float">
            <text:p>101.2</text:p>
          </table:table-cell>
          <table:table-cell office:value-type="float" office:value="-7" calcext:value-type="float">
            <text:p>-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0-07-01</text:p>
          </table:table-cell>
          <table:table-cell office:value-type="float" office:value="12086.5" calcext:value-type="float">
            <text:p>12086.5</text:p>
          </table:table-cell>
          <table:table-cell office:value-type="float" office:value="8293.2" calcext:value-type="float">
            <text:p>8293.2</text:p>
          </table:table-cell>
          <table:table-cell office:value-type="float" office:value="3793.3" calcext:value-type="float">
            <text:p>3793.3</text:p>
          </table:table-cell>
          <table:table-cell office:value-type="float" office:value="18549.4" calcext:value-type="float">
            <text:p>18549.4</text:p>
          </table:table-cell>
          <table:table-cell office:value-type="float" office:value="21031" calcext:value-type="float">
            <text:p>21031</text:p>
          </table:table-cell>
          <table:table-cell office:value-type="float" office:value="101.8" calcext:value-type="float">
            <text:p>101.8</text:p>
          </table:table-cell>
          <table:table-cell office:value-type="float" office:value="-11" calcext:value-type="float">
            <text:p>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13249.3" calcext:value-type="float">
            <text:p>13249.3</text:p>
          </table:table-cell>
          <table:table-cell office:value-type="float" office:value="8918.4" calcext:value-type="float">
            <text:p>8918.4</text:p>
          </table:table-cell>
          <table:table-cell office:value-type="float" office:value="4330.9" calcext:value-type="float">
            <text:p>4330.9</text:p>
          </table:table-cell>
          <table:table-cell office:value-type="float" office:value="22456" calcext:value-type="float">
            <text:p>22456</text:p>
          </table:table-cell>
          <table:table-cell office:value-type="float" office:value="23491" calcext:value-type="float">
            <text:p>23491</text:p>
          </table:table-cell>
          <table:table-cell office:value-type="float" office:value="102.4" calcext:value-type="float">
            <text:p>102.4</text:p>
          </table:table-cell>
          <table:table-cell office:value-type="float" office:value="-10" calcext:value-type="float">
            <text:p>-1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2011-01-01</text:p>
          </table:table-cell>
          <table:table-cell office:value-type="float" office:value="13028.8" calcext:value-type="float">
            <text:p>13028.8</text:p>
          </table:table-cell>
          <table:table-cell office:value-type="float" office:value="9370.8" calcext:value-type="float">
            <text:p>9370.8</text:p>
          </table:table-cell>
          <table:table-cell office:value-type="float" office:value="3658" calcext:value-type="float">
            <text:p>3658</text:p>
          </table:table-cell>
          <table:table-cell office:value-type="float" office:value="17710.6" calcext:value-type="float">
            <text:p>17710.6</text:p>
          </table:table-cell>
          <table:table-cell office:value-type="float" office:value="21354" calcext:value-type="float">
            <text:p>21354</text:p>
          </table:table-cell>
          <table:table-cell office:value-type="float" office:value="103.8" calcext:value-type="float">
            <text:p>103.8</text:p>
          </table:table-cell>
          <table:table-cell office:value-type="float" office:value="-13" calcext:value-type="float">
            <text:p>-13</text:p>
          </table:table-cell>
          <table:table-cell table:number-columns-repeated="14"/>
          <table:table-cell table:style-name="ce6" table:number-columns-spanned="1" table:number-rows-spanned="2"/>
          <table:table-cell table:style-name="ce11" office:value-type="string" calcext:value-type="string" table:number-columns-spanned="1" table:number-rows-spanned="2">
            <text:p>год</text:p>
          </table:table-cell>
          <table:table-cell table:style-name="ce17" office:value-type="string" calcext:value-type="string" table:number-columns-spanned="4" table:number-rows-spanned="1">
            <text:p>кварталы</text:p>
          </table:table-cell>
          <table:covered-table-cell table:number-columns-repeated="3" table:style-name="ce17"/>
        </table:table-row>
        <table:table-row table:style-name="ro3">
          <table:table-cell office:value-type="string" calcext:value-type="string">
            <text:p>2011-04-01</text:p>
          </table:table-cell>
          <table:table-cell office:value-type="float" office:value="14481.1" calcext:value-type="float">
            <text:p>14481.1</text:p>
          </table:table-cell>
          <table:table-cell office:value-type="float" office:value="9915.9" calcext:value-type="float">
            <text:p>9915.9</text:p>
          </table:table-cell>
          <table:table-cell office:value-type="float" office:value="4565.2" calcext:value-type="float">
            <text:p>4565.2</text:p>
          </table:table-cell>
          <table:table-cell office:value-type="float" office:value="20417.6" calcext:value-type="float">
            <text:p>20417.6</text:p>
          </table:table-cell>
          <table:table-cell office:value-type="float" office:value="23154" calcext:value-type="float">
            <text:p>23154</text:p>
          </table:table-cell>
          <table:table-cell office:value-type="float" office:value="101.1" calcext:value-type="float">
            <text:p>101.1</text:p>
          </table:table-cell>
          <table:table-cell office:value-type="float" office:value="-9" calcext:value-type="float">
            <text:p>-9</text:p>
          </table:table-cell>
          <table:table-cell table:number-columns-repeated="14"/>
          <table:covered-table-cell table:style-name="ce7"/>
          <table:covered-table-cell table:style-name="ce12"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II</text:p>
          </table:table-cell>
          <table:table-cell table:style-name="ce18" office:value-type="string" calcext:value-type="string">
            <text:p>III</text:p>
          </table:table-cell>
          <table:table-cell table:style-name="ce18" office:value-type="string" calcext:value-type="string">
            <text:p>IV</text:p>
          </table:table-cell>
        </table:table-row>
        <table:table-row table:style-name="ro3">
          <table:table-cell office:value-type="string" calcext:value-type="string">
            <text:p>2011-07-01</text:p>
          </table:table-cell>
          <table:table-cell office:value-type="float" office:value="15805.6" calcext:value-type="float">
            <text:p>15805.6</text:p>
          </table:table-cell>
          <table:table-cell office:value-type="float" office:value="10394.4" calcext:value-type="float">
            <text:p>10394.4</text:p>
          </table:table-cell>
          <table:table-cell office:value-type="float" office:value="5411.2" calcext:value-type="float">
            <text:p>5411.2</text:p>
          </table:table-cell>
          <table:table-cell office:value-type="float" office:value="20512.3" calcext:value-type="float">
            <text:p>20512.3</text:p>
          </table:table-cell>
          <table:table-cell office:value-type="float" office:value="23352" calcext:value-type="float">
            <text:p>23352</text:p>
          </table:table-cell>
          <table:table-cell office:value-type="float" office:value="99.7" calcext:value-type="float">
            <text:p>99.7</text:p>
          </table:table-cell>
          <table:table-cell office:value-type="float" office:value="-7" calcext:value-type="float">
            <text:p>-7</text:p>
          </table:table-cell>
          <table:table-cell table:number-columns-repeated="14"/>
          <table:table-cell table:style-name="ce8" office:value-type="string" calcext:value-type="string" table:number-columns-spanned="1" table:number-rows-spanned="13">
            <text:p>Индекс потребительской уверенности <text:span text:style-name="T1">1</text:span></text:p>
          </table:table-cell>
          <table:table-cell table:style-name="ce13" office:value-type="float" office:value="2006" calcext:value-type="float">
            <text:p>2006</text:p>
          </table:table-cell>
          <table:table-cell table:style-name="ce19"/>
          <table:table-cell table:style-name="ce21" table:number-columns-repeated="2"/>
          <table:table-cell table:style-name="ce23"/>
        </table:table-row>
        <table:table-row table:style-name="ro3">
          <table:table-cell office:value-type="string" calcext:value-type="string">
            <text:p>2011-10-01</text:p>
          </table:table-cell>
          <table:table-cell office:value-type="float" office:value="16967" calcext:value-type="float">
            <text:p>16967</text:p>
          </table:table-cell>
          <table:table-cell office:value-type="float" office:value="11011.1" calcext:value-type="float">
            <text:p>11011.1</text:p>
          </table:table-cell>
          <table:table-cell office:value-type="float" office:value="5955.9" calcext:value-type="float">
            <text:p>5955.9</text:p>
          </table:table-cell>
          <table:table-cell office:value-type="float" office:value="24535" calcext:value-type="float">
            <text:p>24535</text:p>
          </table:table-cell>
          <table:table-cell office:value-type="float" office:value="26905" calcext:value-type="float">
            <text:p>26905</text:p>
          </table:table-cell>
          <table:table-cell office:value-type="float" office:value="101.3" calcext:value-type="float">
            <text:p>101.3</text:p>
          </table:table-cell>
          <table:table-cell office:value-type="float" office:value="-7" calcext:value-type="float">
            <text:p>-7</text:p>
          </table:table-cell>
          <table:table-cell table:number-columns-repeated="14"/>
          <table:covered-table-cell table:style-name="ce9"/>
          <table:table-cell table:style-name="ce14" office:value-type="float" office:value="2007" calcext:value-type="float">
            <text:p>2007</text:p>
          </table:table-cell>
          <table:table-cell table:style-name="ce20"/>
          <table:table-cell table:style-name="ce22" table:number-columns-repeated="2"/>
          <table:table-cell table:style-name="ce24"/>
        </table:table-row>
        <table:table-row table:style-name="ro3">
          <table:table-cell office:value-type="string" calcext:value-type="string">
            <text:p>2012-01-01</text:p>
          </table:table-cell>
          <table:table-cell office:value-type="float" office:value="15183" calcext:value-type="float">
            <text:p>15183</text:p>
          </table:table-cell>
          <table:table-cell office:value-type="float" office:value="10752.8" calcext:value-type="float">
            <text:p>10752.8</text:p>
          </table:table-cell>
          <table:table-cell office:value-type="float" office:value="4430.2" calcext:value-type="float">
            <text:p>4430.2</text:p>
          </table:table-cell>
          <table:table-cell office:value-type="float" office:value="19121" calcext:value-type="float">
            <text:p>19121</text:p>
          </table:table-cell>
          <table:table-cell office:value-type="float" office:value="24407" calcext:value-type="float">
            <text:p>24407</text:p>
          </table:table-cell>
          <table:table-cell office:value-type="float" office:value="101.5" calcext:value-type="float">
            <text:p>101.5</text:p>
          </table:table-cell>
          <table:table-cell office:value-type="float" office:value="-5" calcext:value-type="float">
            <text:p>-5</text:p>
          </table:table-cell>
          <table:table-cell table:number-columns-repeated="14"/>
          <table:covered-table-cell table:style-name="ce9"/>
          <table:table-cell table:style-name="ce14" office:value-type="float" office:value="2008" calcext:value-type="float">
            <text:p>2008</text:p>
          </table:table-cell>
          <table:table-cell table:style-name="ce20"/>
          <table:table-cell table:style-name="ce22" table:number-columns-repeated="2"/>
          <table:table-cell table:style-name="ce24"/>
        </table:table-row>
        <table:table-row table:style-name="ro3">
          <table:table-cell office:value-type="string" calcext:value-type="string">
            <text:p>2012-04-01</text:p>
          </table:table-cell>
          <table:table-cell office:value-type="float" office:value="16472.2" calcext:value-type="float">
            <text:p>16472.2</text:p>
          </table:table-cell>
          <table:table-cell office:value-type="float" office:value="11322.4" calcext:value-type="float">
            <text:p>11322.4</text:p>
          </table:table-cell>
          <table:table-cell office:value-type="float" office:value="5149.8" calcext:value-type="float">
            <text:p>5149.8</text:p>
          </table:table-cell>
          <table:table-cell office:value-type="float" office:value="22591" calcext:value-type="float">
            <text:p>22591</text:p>
          </table:table-cell>
          <table:table-cell office:value-type="float" office:value="26547" calcext:value-type="float">
            <text:p>26547</text:p>
          </table:table-cell>
          <table:table-cell office:value-type="float" office:value="101.7" calcext:value-type="float">
            <text:p>101.7</text:p>
          </table:table-cell>
          <table:table-cell office:value-type="float" office:value="-4" calcext:value-type="float">
            <text:p>-4</text:p>
          </table:table-cell>
          <table:table-cell table:number-columns-repeated="14"/>
          <table:covered-table-cell table:style-name="ce9"/>
          <table:table-cell table:style-name="ce14" office:value-type="float" office:value="2009" calcext:value-type="float">
            <text:p>2009</text:p>
          </table:table-cell>
          <table:table-cell table:style-name="ce20"/>
          <table:table-cell table:style-name="ce22" table:number-columns-repeated="2"/>
          <table:table-cell table:style-name="ce24"/>
        </table:table-row>
        <table:table-row table:style-name="ro3">
          <table:table-cell office:value-type="string" calcext:value-type="string">
            <text:p>2012-07-01</text:p>
          </table:table-cell>
          <table:table-cell office:value-type="float" office:value="17733.5" calcext:value-type="float">
            <text:p>17733.5</text:p>
          </table:table-cell>
          <table:table-cell office:value-type="float" office:value="12044" calcext:value-type="float">
            <text:p>12044</text:p>
          </table:table-cell>
          <table:table-cell office:value-type="float" office:value="5689.5" calcext:value-type="float">
            <text:p>5689.5</text:p>
          </table:table-cell>
          <table:table-cell office:value-type="float" office:value="23280.7" calcext:value-type="float">
            <text:p>23280.7</text:p>
          </table:table-cell>
          <table:table-cell office:value-type="float" office:value="26127" calcext:value-type="float">
            <text:p>26127</text:p>
          </table:table-cell>
          <table:table-cell office:value-type="float" office:value="101.9" calcext:value-type="float">
            <text:p>101.9</text:p>
          </table:table-cell>
          <table:table-cell office:value-type="float" office:value="-6" calcext:value-type="float">
            <text:p>-6</text:p>
          </table:table-cell>
          <table:table-cell table:number-columns-repeated="14"/>
          <table:covered-table-cell table:style-name="ce9"/>
          <table:table-cell table:style-name="ce14" office:value-type="float" office:value="2010" calcext:value-type="float">
            <text:p>2010</text:p>
          </table:table-cell>
          <table:table-cell table:style-name="ce20"/>
          <table:table-cell table:style-name="ce22" table:number-columns-repeated="2"/>
          <table:table-cell table:style-name="ce24"/>
        </table:table-row>
        <table:table-row table:style-name="ro3">
          <table:table-cell office:value-type="string" calcext:value-type="string">
            <text:p>2012-10-01</text:p>
          </table:table-cell>
          <table:table-cell office:value-type="float" office:value="18775.1" calcext:value-type="float">
            <text:p>18775.1</text:p>
          </table:table-cell>
          <table:table-cell office:value-type="float" office:value="12776.6" calcext:value-type="float">
            <text:p>12776.6</text:p>
          </table:table-cell>
          <table:table-cell office:value-type="float" office:value="5998.5" calcext:value-type="float">
            <text:p>5998.5</text:p>
          </table:table-cell>
          <table:table-cell office:value-type="float" office:value="27986.2" calcext:value-type="float">
            <text:p>27986.2</text:p>
          </table:table-cell>
          <table:table-cell office:value-type="float" office:value="30233" calcext:value-type="float">
            <text:p>30233</text:p>
          </table:table-cell>
          <table:table-cell office:value-type="float" office:value="101.4" calcext:value-type="float">
            <text:p>101.4</text:p>
          </table:table-cell>
          <table:table-cell office:value-type="float" office:value="-8" calcext:value-type="float">
            <text:p>-8</text:p>
          </table:table-cell>
          <table:table-cell table:number-columns-repeated="14"/>
          <table:covered-table-cell table:style-name="ce9"/>
          <table:table-cell table:style-name="ce15" office:value-type="float" office:value="2011" calcext:value-type="float">
            <text:p>20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013-01-01</text:p>
          </table:table-cell>
          <table:table-cell office:value-type="float" office:value="16375.3" calcext:value-type="float">
            <text:p>16375.3</text:p>
          </table:table-cell>
          <table:table-cell office:value-type="float" office:value="12072.3" calcext:value-type="float">
            <text:p>12072.3</text:p>
          </table:table-cell>
          <table:table-cell office:value-type="float" office:value="4303" calcext:value-type="float">
            <text:p>4303</text:p>
          </table:table-cell>
          <table:table-cell office:value-type="float" office:value="21864.6" calcext:value-type="float">
            <text:p>21864.6</text:p>
          </table:table-cell>
          <table:table-cell office:value-type="float" office:value="27339" calcext:value-type="float">
            <text:p>27339</text:p>
          </table:table-cell>
          <table:table-cell office:value-type="float" office:value="101.9" calcext:value-type="float">
            <text:p>101.9</text:p>
          </table:table-cell>
          <table:table-cell office:value-type="float" office:value="-7" calcext:value-type="float">
            <text:p>-7</text:p>
          </table:table-cell>
          <table:table-cell table:number-columns-repeated="14"/>
          <table:covered-table-cell table:style-name="ce9"/>
          <table:table-cell table:style-name="ce15" office:value-type="float" office:value="2012" calcext:value-type="float">
            <text:p>201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013-04-01</text:p>
          </table:table-cell>
          <table:table-cell office:value-type="float" office:value="17538.8" calcext:value-type="float">
            <text:p>17538.8</text:p>
          </table:table-cell>
          <table:table-cell office:value-type="float" office:value="12734.5" calcext:value-type="float">
            <text:p>12734.5</text:p>
          </table:table-cell>
          <table:table-cell office:value-type="float" office:value="4804.3" calcext:value-type="float">
            <text:p>4804.3</text:p>
          </table:table-cell>
          <table:table-cell office:value-type="float" office:value="25293.6" calcext:value-type="float">
            <text:p>25293.6</text:p>
          </table:table-cell>
          <table:table-cell office:value-type="float" office:value="30245" calcext:value-type="float">
            <text:p>30245</text:p>
          </table:table-cell>
          <table:table-cell office:value-type="float" office:value="101.6" calcext:value-type="float">
            <text:p>101.6</text:p>
          </table:table-cell>
          <table:table-cell office:value-type="float" office:value="-6" calcext:value-type="float">
            <text:p>-6</text:p>
          </table:table-cell>
          <table:table-cell table:number-columns-repeated="14"/>
          <table:covered-table-cell table:style-name="ce9"/>
          <table:table-cell table:style-name="ce15" office:value-type="float" office:value="2013" calcext:value-type="float">
            <text:p>201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013-07-01</text:p>
          </table:table-cell>
          <table:table-cell office:value-type="float" office:value="19058.1" calcext:value-type="float">
            <text:p>19058.1</text:p>
          </table:table-cell>
          <table:table-cell office:value-type="float" office:value="13441.2" calcext:value-type="float">
            <text:p>13441.2</text:p>
          </table:table-cell>
          <table:table-cell office:value-type="float" office:value="5616.9" calcext:value-type="float">
            <text:p>5616.9</text:p>
          </table:table-cell>
          <table:table-cell office:value-type="float" office:value="25527.8" calcext:value-type="float">
            <text:p>25527.8</text:p>
          </table:table-cell>
          <table:table-cell office:value-type="float" office:value="29578" calcext:value-type="float">
            <text:p>29578</text:p>
          </table:table-cell>
          <table:table-cell office:value-type="float" office:value="101.2" calcext:value-type="float">
            <text:p>101.2</text:p>
          </table:table-cell>
          <table:table-cell office:value-type="float" office:value="-7" calcext:value-type="float">
            <text:p>-7</text:p>
          </table:table-cell>
          <table:table-cell table:number-columns-repeated="14"/>
          <table:covered-table-cell table:style-name="ce9"/>
          <table:table-cell table:style-name="ce15" office:value-type="float" office:value="2014" calcext:value-type="float">
            <text:p>201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013-10-01</text:p>
          </table:table-cell>
          <table:table-cell office:value-type="float" office:value="20161.7" calcext:value-type="float">
            <text:p>20161.7</text:p>
          </table:table-cell>
          <table:table-cell office:value-type="float" office:value="14026.3" calcext:value-type="float">
            <text:p>14026.3</text:p>
          </table:table-cell>
          <table:table-cell office:value-type="float" office:value="6135.4" calcext:value-type="float">
            <text:p>6135.4</text:p>
          </table:table-cell>
          <table:table-cell office:value-type="float" office:value="31142.4" calcext:value-type="float">
            <text:p>31142.4</text:p>
          </table:table-cell>
          <table:table-cell office:value-type="float" office:value="33269" calcext:value-type="float">
            <text:p>33269</text:p>
          </table:table-cell>
          <table:table-cell office:value-type="float" office:value="101.7" calcext:value-type="float">
            <text:p>101.7</text:p>
          </table:table-cell>
          <table:table-cell office:value-type="float" office:value="-11" calcext:value-type="float">
            <text:p>-11</text:p>
          </table:table-cell>
          <table:table-cell table:number-columns-repeated="14"/>
          <table:covered-table-cell table:style-name="ce9"/>
          <table:table-cell table:style-name="ce15" office:value-type="float" office:value="2015" calcext:value-type="float">
            <text:p>2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014-01-01</text:p>
          </table:table-cell>
          <table:table-cell office:value-type="float" office:value="17390.2" calcext:value-type="float">
            <text:p>17390.2</text:p>
          </table:table-cell>
          <table:table-cell office:value-type="float" office:value="12971.4" calcext:value-type="float">
            <text:p>12971.4</text:p>
          </table:table-cell>
          <table:table-cell office:value-type="float" office:value="4418.8" calcext:value-type="float">
            <text:p>4418.8</text:p>
          </table:table-cell>
          <table:table-cell office:value-type="float" office:value="22823.3" calcext:value-type="float">
            <text:p>22823.3</text:p>
          </table:table-cell>
          <table:table-cell office:value-type="float" office:value="30057" calcext:value-type="float">
            <text:p>30057</text:p>
          </table:table-cell>
          <table:table-cell office:value-type="float" office:value="102.3" calcext:value-type="float">
            <text:p>102.3</text:p>
          </table:table-cell>
          <table:table-cell office:value-type="float" office:value="-11" calcext:value-type="float">
            <text:p>-11</text:p>
          </table:table-cell>
          <table:table-cell table:number-columns-repeated="14"/>
          <table:covered-table-cell table:style-name="ce9"/>
          <table:table-cell table:style-name="ce15" office:value-type="float" office:value="2016" calcext:value-type="float">
            <text:p>201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014-04-01</text:p>
          </table:table-cell>
          <table:table-cell office:value-type="float" office:value="19128" calcext:value-type="float">
            <text:p>19128</text:p>
          </table:table-cell>
          <table:table-cell office:value-type="float" office:value="13682.4" calcext:value-type="float">
            <text:p>13682.4</text:p>
          </table:table-cell>
          <table:table-cell office:value-type="float" office:value="5445.6" calcext:value-type="float">
            <text:p>5445.6</text:p>
          </table:table-cell>
          <table:table-cell office:value-type="float" office:value="27347.2" calcext:value-type="float">
            <text:p>27347.2</text:p>
          </table:table-cell>
          <table:table-cell office:value-type="float" office:value="32963" calcext:value-type="float">
            <text:p>32963</text:p>
          </table:table-cell>
          <table:table-cell office:value-type="float" office:value="102.5" calcext:value-type="float">
            <text:p>102.5</text:p>
          </table:table-cell>
          <table:table-cell office:value-type="float" office:value="-6" calcext:value-type="float">
            <text:p>-6</text:p>
          </table:table-cell>
          <table:table-cell table:number-columns-repeated="14"/>
          <table:covered-table-cell table:style-name="ce9"/>
          <table:table-cell table:style-name="ce15" office:value-type="float" office:value="2017" calcext:value-type="float">
            <text:p>2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014-07-01</text:p>
          </table:table-cell>
          <table:table-cell office:value-type="float" office:value="20758.6" calcext:value-type="float">
            <text:p>20758.6</text:p>
          </table:table-cell>
          <table:table-cell office:value-type="float" office:value="14430.4" calcext:value-type="float">
            <text:p>14430.4</text:p>
          </table:table-cell>
          <table:table-cell office:value-type="float" office:value="6328.2" calcext:value-type="float">
            <text:p>6328.2</text:p>
          </table:table-cell>
          <table:table-cell office:value-type="float" office:value="28112.9" calcext:value-type="float">
            <text:p>28112.9</text:p>
          </table:table-cell>
          <table:table-cell office:value-type="float" office:value="31730" calcext:value-type="float">
            <text:p>31730</text:p>
          </table:table-cell>
          <table:table-cell office:value-type="float" office:value="101.4" calcext:value-type="float">
            <text:p>101.4</text:p>
          </table:table-cell>
          <table:table-cell office:value-type="float" office:value="-7" calcext:value-type="float">
            <text:p>-7</text:p>
          </table:table-cell>
          <table:table-cell table:number-columns-repeated="14"/>
          <table:covered-table-cell table:style-name="ce10"/>
          <table:table-cell table:style-name="ce16"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21922.9" calcext:value-type="float">
            <text:p>21922.9</text:p>
          </table:table-cell>
          <table:table-cell office:value-type="float" office:value="15426.5" calcext:value-type="float">
            <text:p>15426.5</text:p>
          </table:table-cell>
          <table:table-cell office:value-type="float" office:value="6496.4" calcext:value-type="float">
            <text:p>6496.4</text:p>
          </table:table-cell>
          <table:table-cell office:value-type="float" office:value="32897.5" calcext:value-type="float">
            <text:p>32897.5</text:p>
          </table:table-cell>
          <table:table-cell office:value-type="float" office:value="35685" calcext:value-type="float">
            <text:p>35685</text:p>
          </table:table-cell>
          <table:table-cell office:value-type="float" office:value="104.8" calcext:value-type="float">
            <text:p>104.8</text:p>
          </table:table-cell>
          <table:table-cell office:value-type="float" office:value="-18" calcext:value-type="float">
            <text:p>-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18579.1" calcext:value-type="float">
            <text:p>18579.1</text:p>
          </table:table-cell>
          <table:table-cell office:value-type="float" office:value="13798.6" calcext:value-type="float">
            <text:p>13798.6</text:p>
          </table:table-cell>
          <table:table-cell office:value-type="float" office:value="4780.5" calcext:value-type="float">
            <text:p>4780.5</text:p>
          </table:table-cell>
          <table:table-cell office:value-type="float" office:value="25488.6" calcext:value-type="float">
            <text:p>25488.6</text:p>
          </table:table-cell>
          <table:table-cell office:value-type="float" office:value="31566" calcext:value-type="float">
            <text:p>31566</text:p>
          </table:table-cell>
          <table:table-cell office:value-type="float" office:value="107.4" calcext:value-type="float">
            <text:p>107.4</text:p>
          </table:table-cell>
          <table:table-cell office:value-type="float" office:value="-32" calcext:value-type="float">
            <text:p>-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19865.7" calcext:value-type="float">
            <text:p>19865.7</text:p>
          </table:table-cell>
          <table:table-cell office:value-type="float" office:value="14377.1" calcext:value-type="float">
            <text:p>14377.1</text:p>
          </table:table-cell>
          <table:table-cell office:value-type="float" office:value="5488.6" calcext:value-type="float">
            <text:p>5488.6</text:p>
          </table:table-cell>
          <table:table-cell office:value-type="float" office:value="29757.1" calcext:value-type="float">
            <text:p>29757.1</text:p>
          </table:table-cell>
          <table:table-cell office:value-type="float" office:value="34703" calcext:value-type="float">
            <text:p>34703</text:p>
          </table:table-cell>
          <table:table-cell office:value-type="float" office:value="101" calcext:value-type="float">
            <text:p>101</text:p>
          </table:table-cell>
          <table:table-cell office:value-type="float" office:value="-23" calcext:value-type="float">
            <text:p>-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5-07-01</text:p>
          </table:table-cell>
          <table:table-cell office:value-type="float" office:value="22017.6" calcext:value-type="float">
            <text:p>22017.6</text:p>
          </table:table-cell>
          <table:table-cell office:value-type="float" office:value="14759.3" calcext:value-type="float">
            <text:p>14759.3</text:p>
          </table:table-cell>
          <table:table-cell office:value-type="float" office:value="7258.3" calcext:value-type="float">
            <text:p>7258.3</text:p>
          </table:table-cell>
          <table:table-cell office:value-type="float" office:value="30695.1" calcext:value-type="float">
            <text:p>30695.1</text:p>
          </table:table-cell>
          <table:table-cell office:value-type="float" office:value="32983" calcext:value-type="float">
            <text:p>32983</text:p>
          </table:table-cell>
          <table:table-cell office:value-type="float" office:value="101.8" calcext:value-type="float">
            <text:p>101.8</text:p>
          </table:table-cell>
          <table:table-cell office:value-type="float" office:value="-24" calcext:value-type="float">
            <text:p>-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5-10-01</text:p>
          </table:table-cell>
          <table:table-cell office:value-type="float" office:value="22924.8" calcext:value-type="float">
            <text:p>22924.8</text:p>
          </table:table-cell>
          <table:table-cell office:value-type="float" office:value="15510.4" calcext:value-type="float">
            <text:p>15510.4</text:p>
          </table:table-cell>
          <table:table-cell office:value-type="float" office:value="7414.4" calcext:value-type="float">
            <text:p>7414.4</text:p>
          </table:table-cell>
          <table:table-cell office:value-type="float" office:value="36067.1" calcext:value-type="float">
            <text:p>36067.1</text:p>
          </table:table-cell>
          <table:table-cell office:value-type="float" office:value="35692" calcext:value-type="float">
            <text:p>35692</text:p>
          </table:table-cell>
          <table:table-cell office:value-type="float" office:value="102.3" calcext:value-type="float">
            <text:p>102.3</text:p>
          </table:table-cell>
          <table:table-cell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19110.1" calcext:value-type="float">
            <text:p>19110.1</text:p>
          </table:table-cell>
          <table:table-cell office:value-type="float" office:value="14492.1" calcext:value-type="float">
            <text:p>14492.1</text:p>
          </table:table-cell>
          <table:table-cell office:value-type="float" office:value="4618" calcext:value-type="float">
            <text:p>4618</text:p>
          </table:table-cell>
          <table:table-cell office:value-type="float" office:value="26577.7" calcext:value-type="float">
            <text:p>26577.7</text:p>
          </table:table-cell>
          <table:table-cell office:value-type="float" office:value="34000" calcext:value-type="float">
            <text:p>34000</text:p>
          </table:table-cell>
          <table:table-cell office:value-type="float" office:value="102.1" calcext:value-type="float">
            <text:p>102.1</text:p>
          </table:table-cell>
          <table:table-cell office:value-type="float" office:value="-30" calcext:value-type="float">
            <text:p>-3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20624.9" calcext:value-type="float">
            <text:p>20624.9</text:p>
          </table:table-cell>
          <table:table-cell office:value-type="float" office:value="14862.2" calcext:value-type="float">
            <text:p>14862.2</text:p>
          </table:table-cell>
          <table:table-cell office:value-type="float" office:value="5762.7" calcext:value-type="float">
            <text:p>5762.7</text:p>
          </table:table-cell>
          <table:table-cell office:value-type="float" office:value="30193.4" calcext:value-type="float">
            <text:p>30193.4</text:p>
          </table:table-cell>
          <table:table-cell office:value-type="float" office:value="37404" calcext:value-type="float">
            <text:p>37404</text:p>
          </table:table-cell>
          <table:table-cell office:value-type="float" office:value="101.2" calcext:value-type="float">
            <text:p>101.2</text:p>
          </table:table-cell>
          <table:table-cell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22515.8" calcext:value-type="float">
            <text:p>22515.8</text:p>
          </table:table-cell>
          <table:table-cell office:value-type="float" office:value="15557.4" calcext:value-type="float">
            <text:p>15557.4</text:p>
          </table:table-cell>
          <table:table-cell office:value-type="float" office:value="6958.4" calcext:value-type="float">
            <text:p>6958.4</text:p>
          </table:table-cell>
          <table:table-cell office:value-type="float" office:value="30433.8" calcext:value-type="float">
            <text:p>30433.8</text:p>
          </table:table-cell>
          <table:table-cell office:value-type="float" office:value="35744" calcext:value-type="float">
            <text:p>35744</text:p>
          </table:table-cell>
          <table:table-cell office:value-type="float" office:value="100.7" calcext:value-type="float">
            <text:p>100.7</text:p>
          </table:table-cell>
          <table:table-cell office:value-type="float" office:value="-19" calcext:value-type="float">
            <text:p>-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23897.8" calcext:value-type="float">
            <text:p>23897.8</text:p>
          </table:table-cell>
          <table:table-cell office:value-type="float" office:value="16148.5" calcext:value-type="float">
            <text:p>16148.5</text:p>
          </table:table-cell>
          <table:table-cell office:value-type="float" office:value="7749.3" calcext:value-type="float">
            <text:p>7749.3</text:p>
          </table:table-cell>
          <table:table-cell office:value-type="float" office:value="35892.1" calcext:value-type="float">
            <text:p>35892.1</text:p>
          </table:table-cell>
          <table:table-cell office:value-type="float" office:value="39824" calcext:value-type="float">
            <text:p>39824</text:p>
          </table:table-cell>
          <table:table-cell office:value-type="float" office:value="101.2" calcext:value-type="float">
            <text:p>101.2</text:p>
          </table:table-cell>
          <table:table-cell office:value-type="float" office:value="-18" calcext:value-type="float">
            <text:p>-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7-01-01</text:p>
          </table:table-cell>
          <table:table-cell office:value-type="float" office:value="20549.8" calcext:value-type="float">
            <text:p>20549.8</text:p>
          </table:table-cell>
          <table:table-cell office:value-type="float" office:value="15291.2" calcext:value-type="float">
            <text:p>15291.2</text:p>
          </table:table-cell>
          <table:table-cell office:value-type="float" office:value="5258.6" calcext:value-type="float">
            <text:p>5258.6</text:p>
          </table:table-cell>
          <table:table-cell office:value-type="float" office:value="27887.7" calcext:value-type="float">
            <text:p>27887.7</text:p>
          </table:table-cell>
          <table:table-cell office:value-type="float" office:value="35983" calcext:value-type="float">
            <text:p>35983</text:p>
          </table:table-cell>
          <table:table-cell office:value-type="float" office:value="101" calcext:value-type="float">
            <text:p>101</text:p>
          </table:table-cell>
          <table:table-cell office:value-type="float" office:value="-15" calcext:value-type="float">
            <text:p>-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float" office:value="22035.1" calcext:value-type="float">
            <text:p>22035.1</text:p>
          </table:table-cell>
          <table:table-cell office:value-type="float" office:value="15772.2" calcext:value-type="float">
            <text:p>15772.2</text:p>
          </table:table-cell>
          <table:table-cell office:value-type="float" office:value="6262.9" calcext:value-type="float">
            <text:p>6262.9</text:p>
          </table:table-cell>
          <table:table-cell office:value-type="float" office:value="30893.8" calcext:value-type="float">
            <text:p>30893.8</text:p>
          </table:table-cell>
          <table:table-cell office:value-type="float" office:value="40103" calcext:value-type="float">
            <text:p>40103</text:p>
          </table:table-cell>
          <table:table-cell office:value-type="float" office:value="101.3" calcext:value-type="float">
            <text:p>101.3</text:p>
          </table:table-cell>
          <table:table-cell office:value-type="float" office:value="-14" calcext:value-type="float">
            <text:p>-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float" office:value="23948.8" calcext:value-type="float">
            <text:p>23948.8</text:p>
          </table:table-cell>
          <table:table-cell office:value-type="float" office:value="16567.5" calcext:value-type="float">
            <text:p>16567.5</text:p>
          </table:table-cell>
          <table:table-cell office:value-type="float" office:value="7381.3" calcext:value-type="float">
            <text:p>7381.3</text:p>
          </table:table-cell>
          <table:table-cell office:value-type="float" office:value="31144.7" calcext:value-type="float">
            <text:p>31144.7</text:p>
          </table:table-cell>
          <table:table-cell office:value-type="float" office:value="37723" calcext:value-type="float">
            <text:p>37723</text:p>
          </table:table-cell>
          <table:table-cell office:value-type="float" office:value="99.4" calcext:value-type="float">
            <text:p>99.4</text:p>
          </table:table-cell>
          <table:table-cell office:value-type="float" office:value="-11" calcext:value-type="float">
            <text:p>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7-10-01</text:p>
          </table:table-cell>
          <table:table-cell office:value-type="float" office:value="25503.4" calcext:value-type="float">
            <text:p>25503.4</text:p>
          </table:table-cell>
          <table:table-cell office:value-type="float" office:value="17131.9" calcext:value-type="float">
            <text:p>17131.9</text:p>
          </table:table-cell>
          <table:table-cell office:value-type="float" office:value="8371.5" calcext:value-type="float">
            <text:p>8371.5</text:p>
          </table:table-cell>
          <table:table-cell office:value-type="float" office:value="35792.7" calcext:value-type="float">
            <text:p>35792.7</text:p>
          </table:table-cell>
          <table:table-cell office:value-type="float" office:value="42797" calcext:value-type="float">
            <text:p>42797</text:p>
          </table:table-cell>
          <table:table-cell office:value-type="float" office:value="100.8" calcext:value-type="float">
            <text:p>100.8</text:p>
          </table:table-cell>
          <table:table-cell office:value-type="float" office:value="-11" calcext:value-type="float">
            <text:p>-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239.4" calcext:value-type="float">
            <text:p>22239.4</text:p>
          </table:table-cell>
          <table:table-cell office:value-type="float" office:value="16308.9" calcext:value-type="float">
            <text:p>16308.9</text:p>
          </table:table-cell>
          <table:table-cell office:value-type="float" office:value="5930.5" calcext:value-type="float">
            <text:p>5930.5</text:p>
          </table:table-cell>
          <table:table-cell office:value-type="float" office:value="28753.5" calcext:value-type="float">
            <text:p>28753.5</text:p>
          </table:table-cell>
          <table:table-cell office:value-type="float" office:value="40691" calcext:value-type="float">
            <text:p>40691</text:p>
          </table:table-cell>
          <table:table-cell office:value-type="float" office:value="100.8" calcext:value-type="float">
            <text:p>100.8</text:p>
          </table:table-cell>
          <table:table-cell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8-04-01</text:p>
          </table:table-cell>
          <table:table-cell office:value-type="float" office:value="24846.6" calcext:value-type="float">
            <text:p>24846.6</text:p>
          </table:table-cell>
          <table:table-cell office:value-type="float" office:value="16752.7" calcext:value-type="float">
            <text:p>16752.7</text:p>
          </table:table-cell>
          <table:table-cell office:value-type="float" office:value="8093.9" calcext:value-type="float">
            <text:p>8093.9</text:p>
          </table:table-cell>
          <table:table-cell office:value-type="float" office:value="32255.5" calcext:value-type="float">
            <text:p>32255.5</text:p>
          </table:table-cell>
          <table:table-cell office:value-type="float" office:value="44477" calcext:value-type="float">
            <text:p>44477</text:p>
          </table:table-cell>
          <table:table-cell office:value-type="float" office:value="101.3" calcext:value-type="float">
            <text:p>101.3</text:p>
          </table:table-cell>
          <table:table-cell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18-07-01</text:p>
          </table:table-cell>
          <table:table-cell office:value-type="float" office:value="27007.2" calcext:value-type="float">
            <text:p>27007.2</text:p>
          </table:table-cell>
          <table:table-cell office:value-type="float" office:value="17624.1" calcext:value-type="float">
            <text:p>17624.1</text:p>
          </table:table-cell>
          <table:table-cell office:value-type="float" office:value="9383.1" calcext:value-type="float">
            <text:p>9383.1</text:p>
          </table:table-cell>
          <table:table-cell office:value-type="float" office:value="31891" calcext:value-type="float">
            <text:p>31891</text:p>
          </table:table-cell>
          <table:table-cell office:value-type="float" office:value="41830" calcext:value-type="float">
            <text:p>41830</text:p>
          </table:table-cell>
          <table:table-cell office:value-type="float" office:value="100.5" calcext:value-type="float">
            <text:p>100.5</text:p>
          </table:table-cell>
          <table:table-cell office:value-type="float" office:value="-14" calcext:value-type="float">
            <text:p>-14</text:p>
          </table:table-cell>
          <table:table-cell table:number-columns-repeated="20"/>
        </table:table-row>
        <table:table-row table:style-name="ro1" table:number-rows-repeated="10">
          <table:table-cell table:style-name="Default"/>
          <table:table-cell table:number-columns-repeated="27"/>
        </table:table-row>
        <table:table-row table:style-name="ro1">
          <table:table-cell table:style-name="Default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al Cyr" svg:font-family="'Arial Cyr'"/>
    <style:font-face style:name="OfficinaSansCTT" svg:font-family="OfficinaSansCTT"/>
    <style:font-face style:name="Tahoma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Да</number:text>
    </number:number-style>
    <number:number-style style:name="N133P1" style:volatile="true">
      <number:text>Да</number:text>
    </number:number-style>
    <number:number-style style:name="N133">
      <number:text>Нет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Истина</number:text>
    </number:number-style>
    <number:number-style style:name="N134P1" style:volatile="true">
      <number:text>Истина</number:text>
    </number:number-style>
    <number:number-style style:name="N134">
      <number:text>Ложь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Вкл</number:text>
    </number:number-style>
    <number:number-style style:name="N135P1" style:volatile="true">
      <number:text>Вкл</number:text>
    </number:number-style>
    <number:number-style style:name="N135">
      <number:text>Выкл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bg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36">
      <style:text-properties fo:color="#ff0000"/>
      <number:text>(</number:text>
      <number:currency-symbol number:language="bg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Обычный_5f_Лист1" style:display-name="Обычный_Лист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2:23:58.512274818</meta:creation-date>
    <dc:date>2019-03-14T03:00:13.144851326</dc:date>
    <meta:editing-duration>PT28M52S</meta:editing-duration>
    <meta:editing-cycles>1</meta:editing-cycles>
    <meta:document-statistic meta:table-count="1" meta:cell-count="787" meta:object-count="0"/>
    <meta:generator>LibreOffice/6.1.4.2$Linux_X86_64 LibreOffice_project/10$Build-2</meta:generator>
  </office:meta>
</office:document-meta>
</file>